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i-250-50" table:style-name="ta1">
        <table:shapes>
          <draw:frame draw:z-index="0" draw:style-name="gr1" draw:text-style-name="P1" svg:width="12.6394in" svg:height="3.5453in" svg:x="1.8213in" svg:y="0.0417in">
            <draw:object draw:notify-on-update-of-ranges="'i-250-50'.A1:'i-250-50'.A256 'i-250-50'.B1:'i-250-50'.B25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907" calcext:value-type="float">
            <text:p>41.9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4.62" calcext:value-type="float">
            <text:p>1004.6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2.081" calcext:value-type="float">
            <text:p>982.08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6.65" calcext:value-type="float">
            <text:p>3106.6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83.23" calcext:value-type="float">
            <text:p>2383.2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1.98" calcext:value-type="float">
            <text:p>4881.9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42.16" calcext:value-type="float">
            <text:p>3742.1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95.76" calcext:value-type="float">
            <text:p>5195.7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30.08" calcext:value-type="float">
            <text:p>4230.0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56.83" calcext:value-type="float">
            <text:p>5956.8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78.27" calcext:value-type="float">
            <text:p>4478.2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62.22" calcext:value-type="float">
            <text:p>5762.2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11.79" calcext:value-type="float">
            <text:p>5511.7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68.02" calcext:value-type="float">
            <text:p>6768.0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44.13" calcext:value-type="float">
            <text:p>5644.1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206.81" calcext:value-type="float">
            <text:p>6206.8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62.92" calcext:value-type="float">
            <text:p>6062.9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35.85" calcext:value-type="float">
            <text:p>5335.8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24.75" calcext:value-type="float">
            <text:p>6024.7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32.08" calcext:value-type="float">
            <text:p>6332.08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80.98" calcext:value-type="float">
            <text:p>5380.9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94.54" calcext:value-type="float">
            <text:p>6794.5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43.32" calcext:value-type="float">
            <text:p>5643.3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41.26" calcext:value-type="float">
            <text:p>5841.2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529.84" calcext:value-type="float">
            <text:p>5529.84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04.53" calcext:value-type="float">
            <text:p>6404.5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24.53" calcext:value-type="float">
            <text:p>5424.53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937.32" calcext:value-type="float">
            <text:p>5937.3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441.08" calcext:value-type="float">
            <text:p>5441.0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38.58" calcext:value-type="float">
            <text:p>6638.5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704.06" calcext:value-type="float">
            <text:p>5704.0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09.29" calcext:value-type="float">
            <text:p>5009.29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891.93" calcext:value-type="float">
            <text:p>5891.9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47.75" calcext:value-type="float">
            <text:p>6447.7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935.99" calcext:value-type="float">
            <text:p>5935.99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58.23" calcext:value-type="float">
            <text:p>4758.23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619.2" calcext:value-type="float">
            <text:p>5619.2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698.17" calcext:value-type="float">
            <text:p>6698.17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406.24" calcext:value-type="float">
            <text:p>5406.24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932.19" calcext:value-type="float">
            <text:p>5932.19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09.86" calcext:value-type="float">
            <text:p>5709.8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451.73" calcext:value-type="float">
            <text:p>6451.73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432.05" calcext:value-type="float">
            <text:p>5432.05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207.85" calcext:value-type="float">
            <text:p>5207.85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712.67" calcext:value-type="float">
            <text:p>5712.67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254.74" calcext:value-type="float">
            <text:p>6254.74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717.31" calcext:value-type="float">
            <text:p>5717.3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791.64" calcext:value-type="float">
            <text:p>5791.6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775.15" calcext:value-type="float">
            <text:p>5775.15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288.4" calcext:value-type="float">
            <text:p>6288.4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917.71" calcext:value-type="float">
            <text:p>5917.7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54.79" calcext:value-type="float">
            <text:p>4854.79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486.38" calcext:value-type="float">
            <text:p>5486.38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93.02" calcext:value-type="float">
            <text:p>6393.0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655.88" calcext:value-type="float">
            <text:p>5655.88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515.42" calcext:value-type="float">
            <text:p>5515.42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092.18" calcext:value-type="float">
            <text:p>6092.18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759.29" calcext:value-type="float">
            <text:p>5759.29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589.66" calcext:value-type="float">
            <text:p>5589.66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375.29" calcext:value-type="float">
            <text:p>5375.29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154.45" calcext:value-type="float">
            <text:p>6154.45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243.82" calcext:value-type="float">
            <text:p>5243.82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293.65" calcext:value-type="float">
            <text:p>5293.65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794.45" calcext:value-type="float">
            <text:p>4794.4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546.14" calcext:value-type="float">
            <text:p>5546.14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363.57" calcext:value-type="float">
            <text:p>5363.57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181.31" calcext:value-type="float">
            <text:p>5181.3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039.24" calcext:value-type="float">
            <text:p>5039.24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740.25" calcext:value-type="float">
            <text:p>5740.25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053.64" calcext:value-type="float">
            <text:p>5053.64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142.93" calcext:value-type="float">
            <text:p>5142.93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69.43" calcext:value-type="float">
            <text:p>5069.43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491.89" calcext:value-type="float">
            <text:p>5491.89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644.75" calcext:value-type="float">
            <text:p>4644.7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970.89" calcext:value-type="float">
            <text:p>4970.8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937.24" calcext:value-type="float">
            <text:p>4937.24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552.82" calcext:value-type="float">
            <text:p>5552.82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910.8" calcext:value-type="float">
            <text:p>4910.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022.83" calcext:value-type="float">
            <text:p>5022.83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110.22" calcext:value-type="float">
            <text:p>5110.22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449.83" calcext:value-type="float">
            <text:p>5449.83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056.79" calcext:value-type="float">
            <text:p>5056.7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125.79" calcext:value-type="float">
            <text:p>5125.79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721.97" calcext:value-type="float">
            <text:p>4721.97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382.23" calcext:value-type="float">
            <text:p>4382.23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815.24" calcext:value-type="float">
            <text:p>4815.24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905.57" calcext:value-type="float">
            <text:p>4905.57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906.15" calcext:value-type="float">
            <text:p>4906.15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348.21" calcext:value-type="float">
            <text:p>4348.2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954.76" calcext:value-type="float">
            <text:p>4954.76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846.47" calcext:value-type="float">
            <text:p>4846.4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808.04" calcext:value-type="float">
            <text:p>4808.04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257.14" calcext:value-type="float">
            <text:p>5257.14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974.66" calcext:value-type="float">
            <text:p>4974.66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081.64" calcext:value-type="float">
            <text:p>5081.64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988.55" calcext:value-type="float">
            <text:p>4988.55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117.33" calcext:value-type="float">
            <text:p>5117.33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425.31" calcext:value-type="float">
            <text:p>5425.31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204.76" calcext:value-type="float">
            <text:p>5204.76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520.15" calcext:value-type="float">
            <text:p>4520.15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252.01" calcext:value-type="float">
            <text:p>5252.01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987.06" calcext:value-type="float">
            <text:p>4987.06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035.72" calcext:value-type="float">
            <text:p>5035.7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955.65" calcext:value-type="float">
            <text:p>4955.6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960.38" calcext:value-type="float">
            <text:p>4960.3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174.73" calcext:value-type="float">
            <text:p>5174.73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300.93" calcext:value-type="float">
            <text:p>5300.93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223.44" calcext:value-type="float">
            <text:p>5223.44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531.18" calcext:value-type="float">
            <text:p>5531.18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094.43" calcext:value-type="float">
            <text:p>5094.4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299.96" calcext:value-type="float">
            <text:p>5299.9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076.34" calcext:value-type="float">
            <text:p>4076.34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281.33" calcext:value-type="float">
            <text:p>5281.33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470.28" calcext:value-type="float">
            <text:p>5470.28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335.36" calcext:value-type="float">
            <text:p>5335.36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209.94" calcext:value-type="float">
            <text:p>5209.94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352.09" calcext:value-type="float">
            <text:p>5352.09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095.91" calcext:value-type="float">
            <text:p>5095.91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683.88" calcext:value-type="float">
            <text:p>4683.88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020.27" calcext:value-type="float">
            <text:p>5020.27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218.23" calcext:value-type="float">
            <text:p>5218.23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213.16" calcext:value-type="float">
            <text:p>5213.16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231.5" calcext:value-type="float">
            <text:p>5231.5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225.27" calcext:value-type="float">
            <text:p>5225.27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426.58" calcext:value-type="float">
            <text:p>5426.5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093.29" calcext:value-type="float">
            <text:p>5093.29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195.45" calcext:value-type="float">
            <text:p>5195.45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188.08" calcext:value-type="float">
            <text:p>5188.08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193.62" calcext:value-type="float">
            <text:p>5193.62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156.62" calcext:value-type="float">
            <text:p>5156.62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841.52" calcext:value-type="float">
            <text:p>4841.52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117.27" calcext:value-type="float">
            <text:p>5117.27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38.75" calcext:value-type="float">
            <text:p>5038.75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200.34" calcext:value-type="float">
            <text:p>5200.34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225.74" calcext:value-type="float">
            <text:p>5225.74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225.29" calcext:value-type="float">
            <text:p>5225.29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193.27" calcext:value-type="float">
            <text:p>5193.27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294.86" calcext:value-type="float">
            <text:p>5294.86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267.84" calcext:value-type="float">
            <text:p>5267.84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153.03" calcext:value-type="float">
            <text:p>5153.0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449.17" calcext:value-type="float">
            <text:p>5449.17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196.71" calcext:value-type="float">
            <text:p>5196.71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036.95" calcext:value-type="float">
            <text:p>5036.95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084.85" calcext:value-type="float">
            <text:p>5084.8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242.83" calcext:value-type="float">
            <text:p>5242.83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421.98" calcext:value-type="float">
            <text:p>5421.98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301.42" calcext:value-type="float">
            <text:p>5301.42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113.96" calcext:value-type="float">
            <text:p>5113.96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331.99" calcext:value-type="float">
            <text:p>5331.99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247.22" calcext:value-type="float">
            <text:p>5247.22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284.24" calcext:value-type="float">
            <text:p>5284.24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266.93" calcext:value-type="float">
            <text:p>5266.93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250.94" calcext:value-type="float">
            <text:p>5250.94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106.88" calcext:value-type="float">
            <text:p>5106.88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983.03" calcext:value-type="float">
            <text:p>4983.03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183.78" calcext:value-type="float">
            <text:p>5183.78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453.13" calcext:value-type="float">
            <text:p>5453.13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210.83" calcext:value-type="float">
            <text:p>5210.83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293.17" calcext:value-type="float">
            <text:p>5293.17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191.33" calcext:value-type="float">
            <text:p>5191.3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249.49" calcext:value-type="float">
            <text:p>5249.49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351.37" calcext:value-type="float">
            <text:p>5351.37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09.93" calcext:value-type="float">
            <text:p>4809.93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15.19" calcext:value-type="float">
            <text:p>4915.19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147.47" calcext:value-type="float">
            <text:p>5147.47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150.56" calcext:value-type="float">
            <text:p>5150.56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865.38" calcext:value-type="float">
            <text:p>4865.38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830.83" calcext:value-type="float">
            <text:p>4830.83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844.12" calcext:value-type="float">
            <text:p>4844.12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405.1" calcext:value-type="float">
            <text:p>4405.1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895.43" calcext:value-type="float">
            <text:p>4895.43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877.81" calcext:value-type="float">
            <text:p>4877.81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019.47" calcext:value-type="float">
            <text:p>5019.47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251.76" calcext:value-type="float">
            <text:p>4251.76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771.76" calcext:value-type="float">
            <text:p>4771.76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590.97" calcext:value-type="float">
            <text:p>4590.97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925.34" calcext:value-type="float">
            <text:p>4925.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089.76" calcext:value-type="float">
            <text:p>5089.76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001.71" calcext:value-type="float">
            <text:p>5001.71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979.06" calcext:value-type="float">
            <text:p>4979.06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114.42" calcext:value-type="float">
            <text:p>5114.42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971.56" calcext:value-type="float">
            <text:p>4971.56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083.45" calcext:value-type="float">
            <text:p>5083.45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020.48" calcext:value-type="float">
            <text:p>5020.48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919.53" calcext:value-type="float">
            <text:p>4919.53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617.05" calcext:value-type="float">
            <text:p>4617.05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075.65" calcext:value-type="float">
            <text:p>5075.65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027.27" calcext:value-type="float">
            <text:p>5027.2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204.28" calcext:value-type="float">
            <text:p>5204.28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018.22" calcext:value-type="float">
            <text:p>5018.22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986.31" calcext:value-type="float">
            <text:p>4986.31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017.99" calcext:value-type="float">
            <text:p>5017.99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128.01" calcext:value-type="float">
            <text:p>5128.01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311.58" calcext:value-type="float">
            <text:p>4311.5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994.84" calcext:value-type="float">
            <text:p>4994.84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232.19" calcext:value-type="float">
            <text:p>5232.19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001.78" calcext:value-type="float">
            <text:p>5001.78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089.78" calcext:value-type="float">
            <text:p>5089.78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832.2" calcext:value-type="float">
            <text:p>4832.2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981.21" calcext:value-type="float">
            <text:p>4981.21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033.53" calcext:value-type="float">
            <text:p>5033.53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588.46" calcext:value-type="float">
            <text:p>4588.46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981.81" calcext:value-type="float">
            <text:p>4981.81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187.62" calcext:value-type="float">
            <text:p>5187.62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951.65" calcext:value-type="float">
            <text:p>4951.65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134.08" calcext:value-type="float">
            <text:p>5134.08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111.72" calcext:value-type="float">
            <text:p>5111.72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161.98" calcext:value-type="float">
            <text:p>5161.98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983.73" calcext:value-type="float">
            <text:p>4983.7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987.43" calcext:value-type="float">
            <text:p>4987.43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043.02" calcext:value-type="float">
            <text:p>5043.02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104.65" calcext:value-type="float">
            <text:p>5104.65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086.92" calcext:value-type="float">
            <text:p>5086.92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148.26" calcext:value-type="float">
            <text:p>5148.26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148.93" calcext:value-type="float">
            <text:p>5148.93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147.46" calcext:value-type="float">
            <text:p>5147.46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187.49" calcext:value-type="float">
            <text:p>5187.49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187.7" calcext:value-type="float">
            <text:p>5187.7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139.24" calcext:value-type="float">
            <text:p>5139.24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911.05" calcext:value-type="float">
            <text:p>4911.05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776.82" calcext:value-type="float">
            <text:p>4776.82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118.93" calcext:value-type="float">
            <text:p>5118.93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011.24" calcext:value-type="float">
            <text:p>5011.24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078.14" calcext:value-type="float">
            <text:p>5078.14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074.39" calcext:value-type="float">
            <text:p>5074.39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069.63" calcext:value-type="float">
            <text:p>5069.63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992.34" calcext:value-type="float">
            <text:p>4992.34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158.2" calcext:value-type="float">
            <text:p>5158.2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001.85" calcext:value-type="float">
            <text:p>5001.85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953.66" calcext:value-type="float">
            <text:p>4953.6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987.1" calcext:value-type="float">
            <text:p>4987.1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913.48" calcext:value-type="float">
            <text:p>4913.48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990.54" calcext:value-type="float">
            <text:p>4990.54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075.74" calcext:value-type="float">
            <text:p>5075.74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986.65" calcext:value-type="float">
            <text:p>4986.65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154.43" calcext:value-type="float">
            <text:p>5154.43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721.52" calcext:value-type="float">
            <text:p>4721.52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863.85" calcext:value-type="float">
            <text:p>4863.85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919.54" calcext:value-type="float">
            <text:p>4919.54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120.78" calcext:value-type="float">
            <text:p>5120.78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077.68" calcext:value-type="float">
            <text:p>5077.68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996.49" calcext:value-type="float">
            <text:p>4996.49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957.61" calcext:value-type="float">
            <text:p>4957.61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995.06" calcext:value-type="float">
            <text:p>4995.06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988.82" calcext:value-type="float">
            <text:p>4988.82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915.69" calcext:value-type="float">
            <text:p>4915.69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983.74" calcext:value-type="float">
            <text:p>4983.74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072.62" calcext:value-type="float">
            <text:p>5072.62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864.53" calcext:value-type="float">
            <text:p>4864.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883.5" calcext:value-type="float">
            <text:p>4883.5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876.71" calcext:value-type="float">
            <text:p>4876.71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953.72" calcext:value-type="float">
            <text:p>4953.7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662.56" calcext:value-type="float">
            <text:p>4662.56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900.91" calcext:value-type="float">
            <text:p>4900.91</text:p>
          </table:table-cell>
          <table:table-cell table:number-columns-repeated="4"/>
        </table:table-row>
      </table:table>
      <table:table table:name="i-1k-250" table:style-name="ta1">
        <table:shapes>
          <draw:frame draw:z-index="0" draw:style-name="gr1" draw:text-style-name="P1" svg:width="11.7398in" svg:height="5.0197in" svg:x="1.8213in" svg:y="0.0417in">
            <draw:object draw:notify-on-update-of-ranges="'i-1k-250'.A1:'i-1k-250'.A241 'i-1k-250'.B1:'i-1k-250'.B24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9347" calcext:value-type="float">
            <text:p>41.93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5.136" calcext:value-type="float">
            <text:p>975.13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0.359" calcext:value-type="float">
            <text:p>970.35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32.9" calcext:value-type="float">
            <text:p>3132.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11.63" calcext:value-type="float">
            <text:p>2411.6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73.16" calcext:value-type="float">
            <text:p>4773.1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89.03" calcext:value-type="float">
            <text:p>3589.0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59.19" calcext:value-type="float">
            <text:p>5159.1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57.13" calcext:value-type="float">
            <text:p>4457.1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39.27" calcext:value-type="float">
            <text:p>6339.2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18.78" calcext:value-type="float">
            <text:p>4918.7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180.48" calcext:value-type="float">
            <text:p>6180.4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89.22" calcext:value-type="float">
            <text:p>5489.2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12.87" calcext:value-type="float">
            <text:p>6612.8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65.56" calcext:value-type="float">
            <text:p>5565.5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17.99" calcext:value-type="float">
            <text:p>6117.9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07.26" calcext:value-type="float">
            <text:p>5907.2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982.03" calcext:value-type="float">
            <text:p>6982.03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66.59" calcext:value-type="float">
            <text:p>6066.5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70.45" calcext:value-type="float">
            <text:p>6370.4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493.82" calcext:value-type="float">
            <text:p>5493.8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75.34" calcext:value-type="float">
            <text:p>6775.3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57.47" calcext:value-type="float">
            <text:p>5657.4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20.57" calcext:value-type="float">
            <text:p>5920.5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609.11" calcext:value-type="float">
            <text:p>5609.1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541.77" calcext:value-type="float">
            <text:p>6541.77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710.83" calcext:value-type="float">
            <text:p>5710.8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110" calcext:value-type="float">
            <text:p>61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61.36" calcext:value-type="float">
            <text:p>5761.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720.54" calcext:value-type="float">
            <text:p>6720.5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828.31" calcext:value-type="float">
            <text:p>5828.3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873.5" calcext:value-type="float">
            <text:p>5873.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570.24" calcext:value-type="float">
            <text:p>4570.2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64.12" calcext:value-type="float">
            <text:p>6364.1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977.15" calcext:value-type="float">
            <text:p>5977.1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030.88" calcext:value-type="float">
            <text:p>6030.8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826.59" calcext:value-type="float">
            <text:p>5826.59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825.67" calcext:value-type="float">
            <text:p>6825.6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313.61" calcext:value-type="float">
            <text:p>5313.6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162.2" calcext:value-type="float">
            <text:p>6162.2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912.17" calcext:value-type="float">
            <text:p>5912.17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744.77" calcext:value-type="float">
            <text:p>6744.7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791.89" calcext:value-type="float">
            <text:p>5791.89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164.96" calcext:value-type="float">
            <text:p>6164.96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952.39" calcext:value-type="float">
            <text:p>5952.39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660.5" calcext:value-type="float">
            <text:p>6660.5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732.33" calcext:value-type="float">
            <text:p>5732.33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736.26" calcext:value-type="float">
            <text:p>5736.2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713.93" calcext:value-type="float">
            <text:p>5713.93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235.95" calcext:value-type="float">
            <text:p>6235.95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842.94" calcext:value-type="float">
            <text:p>5842.9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70.85" calcext:value-type="float">
            <text:p>5370.8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620.82" calcext:value-type="float">
            <text:p>5620.82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241.19" calcext:value-type="float">
            <text:p>6241.19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697.59" calcext:value-type="float">
            <text:p>5697.59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758.47" calcext:value-type="float">
            <text:p>5758.47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674.22" calcext:value-type="float">
            <text:p>5674.2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280.52" calcext:value-type="float">
            <text:p>6280.52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770.91" calcext:value-type="float">
            <text:p>5770.9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774.41" calcext:value-type="float">
            <text:p>5774.4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555.44" calcext:value-type="float">
            <text:p>5555.4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306.01" calcext:value-type="float">
            <text:p>6306.0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486.38" calcext:value-type="float">
            <text:p>5486.38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522.58" calcext:value-type="float">
            <text:p>5522.58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476.01" calcext:value-type="float">
            <text:p>5476.0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859.6" calcext:value-type="float">
            <text:p>5859.6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419.86" calcext:value-type="float">
            <text:p>5419.86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490.48" calcext:value-type="float">
            <text:p>5490.4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364.13" calcext:value-type="float">
            <text:p>5364.13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847.07" calcext:value-type="float">
            <text:p>5847.07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430.66" calcext:value-type="float">
            <text:p>5430.66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0.69" calcext:value-type="float">
            <text:p>5520.69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445.64" calcext:value-type="float">
            <text:p>5445.64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967.51" calcext:value-type="float">
            <text:p>5967.5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453.94" calcext:value-type="float">
            <text:p>5453.9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528.01" calcext:value-type="float">
            <text:p>5528.01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413.95" calcext:value-type="float">
            <text:p>5413.95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286.1" calcext:value-type="float">
            <text:p>5286.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336.43" calcext:value-type="float">
            <text:p>5336.43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383.93" calcext:value-type="float">
            <text:p>5383.93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212.65" calcext:value-type="float">
            <text:p>5212.6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621.21" calcext:value-type="float">
            <text:p>5621.2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153.41" calcext:value-type="float">
            <text:p>5153.4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472.82" calcext:value-type="float">
            <text:p>5472.82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374.69" calcext:value-type="float">
            <text:p>5374.69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507.72" calcext:value-type="float">
            <text:p>5507.72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298.11" calcext:value-type="float">
            <text:p>5298.1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358.48" calcext:value-type="float">
            <text:p>5358.48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61.36" calcext:value-type="float">
            <text:p>5361.3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655.18" calcext:value-type="float">
            <text:p>5655.18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364.47" calcext:value-type="float">
            <text:p>5364.47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389.88" calcext:value-type="float">
            <text:p>5389.88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417.95" calcext:value-type="float">
            <text:p>5417.95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738.24" calcext:value-type="float">
            <text:p>5738.24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21.44" calcext:value-type="float">
            <text:p>5421.44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338.96" calcext:value-type="float">
            <text:p>5338.96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320.6" calcext:value-type="float">
            <text:p>5320.6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497.26" calcext:value-type="float">
            <text:p>5497.26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530.34" calcext:value-type="float">
            <text:p>5530.34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498.96" calcext:value-type="float">
            <text:p>5498.96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415.53" calcext:value-type="float">
            <text:p>5415.53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680.35" calcext:value-type="float">
            <text:p>5680.35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473.59" calcext:value-type="float">
            <text:p>5473.59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500.68" calcext:value-type="float">
            <text:p>5500.68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380.32" calcext:value-type="float">
            <text:p>5380.32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730.41" calcext:value-type="float">
            <text:p>5730.4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399.97" calcext:value-type="float">
            <text:p>5399.97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519.07" calcext:value-type="float">
            <text:p>5519.07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374.84" calcext:value-type="float">
            <text:p>5374.84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588.67" calcext:value-type="float">
            <text:p>5588.6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799.61" calcext:value-type="float">
            <text:p>4799.6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372.56" calcext:value-type="float">
            <text:p>5372.56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336.88" calcext:value-type="float">
            <text:p>5336.88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612.4" calcext:value-type="float">
            <text:p>5612.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928.84" calcext:value-type="float">
            <text:p>4928.84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412.53" calcext:value-type="float">
            <text:p>5412.53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463.34" calcext:value-type="float">
            <text:p>5463.34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599.15" calcext:value-type="float">
            <text:p>5599.15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471.68" calcext:value-type="float">
            <text:p>5471.68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442.55" calcext:value-type="float">
            <text:p>5442.55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469.89" calcext:value-type="float">
            <text:p>5469.89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345.07" calcext:value-type="float">
            <text:p>5345.07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388.62" calcext:value-type="float">
            <text:p>5388.62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139.01" calcext:value-type="float">
            <text:p>5139.0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212.22" calcext:value-type="float">
            <text:p>5212.22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612.28" calcext:value-type="float">
            <text:p>5612.28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291.21" calcext:value-type="float">
            <text:p>5291.2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342.31" calcext:value-type="float">
            <text:p>5342.3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101.61" calcext:value-type="float">
            <text:p>5101.6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505.03" calcext:value-type="float">
            <text:p>5505.03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248.47" calcext:value-type="float">
            <text:p>5248.47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322.4" calcext:value-type="float">
            <text:p>5322.4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166.84" calcext:value-type="float">
            <text:p>5166.8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474.41" calcext:value-type="float">
            <text:p>5474.4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814.86" calcext:value-type="float">
            <text:p>4814.86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173.02" calcext:value-type="float">
            <text:p>5173.02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263.47" calcext:value-type="float">
            <text:p>5263.47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519.1" calcext:value-type="float">
            <text:p>5519.1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250.52" calcext:value-type="float">
            <text:p>5250.52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331.82" calcext:value-type="float">
            <text:p>5331.82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255.93" calcext:value-type="float">
            <text:p>5255.93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572.11" calcext:value-type="float">
            <text:p>5572.11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325.7" calcext:value-type="float">
            <text:p>5325.7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927.26" calcext:value-type="float">
            <text:p>4927.26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562.12" calcext:value-type="float">
            <text:p>5562.12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291.96" calcext:value-type="float">
            <text:p>5291.96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979.87" calcext:value-type="float">
            <text:p>4979.8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012.47" calcext:value-type="float">
            <text:p>5012.47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268.03" calcext:value-type="float">
            <text:p>5268.03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295.84" calcext:value-type="float">
            <text:p>5295.84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331.97" calcext:value-type="float">
            <text:p>5331.97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311.22" calcext:value-type="float">
            <text:p>5311.22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531.91" calcext:value-type="float">
            <text:p>5531.91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248.84" calcext:value-type="float">
            <text:p>5248.8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367.99" calcext:value-type="float">
            <text:p>5367.99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303.57" calcext:value-type="float">
            <text:p>5303.57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522.22" calcext:value-type="float">
            <text:p>5522.22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235.43" calcext:value-type="float">
            <text:p>5235.43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177.89" calcext:value-type="float">
            <text:p>5177.89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300.91" calcext:value-type="float">
            <text:p>5300.9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587.76" calcext:value-type="float">
            <text:p>5587.76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229.44" calcext:value-type="float">
            <text:p>5229.44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244.93" calcext:value-type="float">
            <text:p>5244.93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262.93" calcext:value-type="float">
            <text:p>5262.93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629.81" calcext:value-type="float">
            <text:p>5629.8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221.09" calcext:value-type="float">
            <text:p>5221.09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988.92" calcext:value-type="float">
            <text:p>4988.92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395.82" calcext:value-type="float">
            <text:p>4395.82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129.12" calcext:value-type="float">
            <text:p>5129.12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75.98" calcext:value-type="float">
            <text:p>5175.9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220.99" calcext:value-type="float">
            <text:p>5220.99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80.69" calcext:value-type="float">
            <text:p>5180.69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499.48" calcext:value-type="float">
            <text:p>5499.48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171.51" calcext:value-type="float">
            <text:p>5171.51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40.93" calcext:value-type="float">
            <text:p>5240.93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081.86" calcext:value-type="float">
            <text:p>5081.86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496.97" calcext:value-type="float">
            <text:p>5496.97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269.46" calcext:value-type="float">
            <text:p>5269.46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174.35" calcext:value-type="float">
            <text:p>5174.35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656.32" calcext:value-type="float">
            <text:p>4656.32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395.89" calcext:value-type="float">
            <text:p>5395.8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343.32" calcext:value-type="float">
            <text:p>5343.3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276.68" calcext:value-type="float">
            <text:p>5276.68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336.33" calcext:value-type="float">
            <text:p>5336.33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462.44" calcext:value-type="float">
            <text:p>5462.44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112.52" calcext:value-type="float">
            <text:p>5112.5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233.61" calcext:value-type="float">
            <text:p>5233.61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186.14" calcext:value-type="float">
            <text:p>5186.14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298.97" calcext:value-type="float">
            <text:p>5298.97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759.81" calcext:value-type="float">
            <text:p>4759.81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750.34" calcext:value-type="float">
            <text:p>4750.34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135.2" calcext:value-type="float">
            <text:p>5135.2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339.61" calcext:value-type="float">
            <text:p>5339.61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034.08" calcext:value-type="float">
            <text:p>5034.08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964.08" calcext:value-type="float">
            <text:p>4964.08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938.02" calcext:value-type="float">
            <text:p>4938.02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276.2" calcext:value-type="float">
            <text:p>5276.2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810.51" calcext:value-type="float">
            <text:p>4810.51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920.06" calcext:value-type="float">
            <text:p>3920.06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846.62" calcext:value-type="float">
            <text:p>3846.62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871.82" calcext:value-type="float">
            <text:p>4871.82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388.41" calcext:value-type="float">
            <text:p>4388.4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395.96" calcext:value-type="float">
            <text:p>4395.96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567.15" calcext:value-type="float">
            <text:p>4567.1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613.22" calcext:value-type="float">
            <text:p>4613.22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415.71" calcext:value-type="float">
            <text:p>4415.71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321.21" calcext:value-type="float">
            <text:p>4321.2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358.45" calcext:value-type="float">
            <text:p>4358.45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377.82" calcext:value-type="float">
            <text:p>4377.82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754.64" calcext:value-type="float">
            <text:p>3754.64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957.64" calcext:value-type="float">
            <text:p>3957.64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221.89" calcext:value-type="float">
            <text:p>4221.89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256.28" calcext:value-type="float">
            <text:p>4256.28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183.88" calcext:value-type="float">
            <text:p>4183.88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152.3" calcext:value-type="float">
            <text:p>4152.3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154.56" calcext:value-type="float">
            <text:p>4154.56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360.93" calcext:value-type="float">
            <text:p>4360.93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909.7" calcext:value-type="float">
            <text:p>3909.7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317.11" calcext:value-type="float">
            <text:p>3317.11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294.21" calcext:value-type="float">
            <text:p>3294.21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047.6" calcext:value-type="float">
            <text:p>4047.6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571.15" calcext:value-type="float">
            <text:p>3571.15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553.17" calcext:value-type="float">
            <text:p>3553.17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689.21" calcext:value-type="float">
            <text:p>3689.21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896.76" calcext:value-type="float">
            <text:p>3896.7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665.98" calcext:value-type="float">
            <text:p>3665.9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080.43" calcext:value-type="float">
            <text:p>3080.43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294.34" calcext:value-type="float">
            <text:p>3294.34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510.92" calcext:value-type="float">
            <text:p>3510.92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412.62" calcext:value-type="float">
            <text:p>3412.62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341.82" calcext:value-type="float">
            <text:p>3341.82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105.62" calcext:value-type="float">
            <text:p>3105.62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848.66" calcext:value-type="float">
            <text:p>2848.66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879.02" calcext:value-type="float">
            <text:p>2879.0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043.2" calcext:value-type="float">
            <text:p>3043.2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144.61" calcext:value-type="float">
            <text:p>3144.61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162.42" calcext:value-type="float">
            <text:p>3162.42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991.8" calcext:value-type="float">
            <text:p>2991.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454.1" calcext:value-type="float">
            <text:p>2454.1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957.22" calcext:value-type="float">
            <text:p>2957.22</text:p>
          </table:table-cell>
          <table:table-cell table:number-columns-repeated="3"/>
        </table:table-row>
      </table:table>
      <table:table table:name="h-200-50" table:style-name="ta1">
        <table:shapes>
          <draw:frame draw:z-index="0" draw:style-name="gr1" draw:text-style-name="P1" svg:width="10.8831in" svg:height="3.5453in" svg:x="1.8213in" svg:y="0.0417in">
            <draw:object draw:notify-on-update-of-ranges="'h-200-50'.A1:'h-200-50'.A246 'h-200-50'.B1:'h-200-50'.B24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41" calcext:value-type="float">
            <text:p>0.02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3" calcext:value-type="float">
            <text:p>0.67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6" calcext:value-type="float">
            <text:p>1.0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8" calcext:value-type="float">
            <text:p>1.8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98" calcext:value-type="float">
            <text:p>1.9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8" calcext:value-type="float">
            <text:p>3.6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67" calcext:value-type="float">
            <text:p>2.6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97" calcext:value-type="float">
            <text:p>2.9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93" calcext:value-type="float">
            <text:p>2.9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79" calcext:value-type="float">
            <text:p>4.7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21" calcext:value-type="float">
            <text:p>3.2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7" calcext:value-type="float">
            <text:p>3.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12" calcext:value-type="float">
            <text:p>3.1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27" calcext:value-type="float">
            <text:p>5.2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47" calcext:value-type="float">
            <text:p>3.4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51" calcext:value-type="float">
            <text:p>3.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24" calcext:value-type="float">
            <text:p>5.2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28" calcext:value-type="float">
            <text:p>3.2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42" calcext:value-type="float">
            <text:p>3.4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35" calcext:value-type="float">
            <text:p>3.3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19" calcext:value-type="float">
            <text:p>5.19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25" calcext:value-type="float">
            <text:p>3.25</text:p>
          </table:table-cell>
          <table:table-cell table:number-columns-repeated="2"/>
          <table:table-cell office:value-type="string" calcext:value-type="string">
            <text:p>HOPPER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39" calcext:value-type="float">
            <text:p>3.3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35" calcext:value-type="float">
            <text:p>3.3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93" calcext:value-type="float">
            <text:p>4.93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32" calcext:value-type="float">
            <text:p>3.32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48" calcext:value-type="float">
            <text:p>3.4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36" calcext:value-type="float">
            <text:p>3.3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62" calcext:value-type="float">
            <text:p>4.6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33" calcext:value-type="float">
            <text:p>3.33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34" calcext:value-type="float">
            <text:p>3.34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29" calcext:value-type="float">
            <text:p>3.2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83" calcext:value-type="float">
            <text:p>3.83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18" calcext:value-type="float">
            <text:p>3.18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32" calcext:value-type="float">
            <text:p>3.32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21" calcext:value-type="float">
            <text:p>3.2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15" calcext:value-type="float">
            <text:p>3.15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.27" calcext:value-type="float">
            <text:p>3.27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22" calcext:value-type="float">
            <text:p>3.22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22" calcext:value-type="float">
            <text:p>3.22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04" calcext:value-type="float">
            <text:p>3.04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24" calcext:value-type="float">
            <text:p>3.24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26" calcext:value-type="float">
            <text:p>3.26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.21" calcext:value-type="float">
            <text:p>3.21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23" calcext:value-type="float">
            <text:p>3.23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27" calcext:value-type="float">
            <text:p>3.27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.23" calcext:value-type="float">
            <text:p>3.23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28" calcext:value-type="float">
            <text:p>3.28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.22" calcext:value-type="float">
            <text:p>3.22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24" calcext:value-type="float">
            <text:p>3.24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24" calcext:value-type="float">
            <text:p>3.24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22" calcext:value-type="float">
            <text:p>3.22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31" calcext:value-type="float">
            <text:p>3.31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26" calcext:value-type="float">
            <text:p>3.26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31" calcext:value-type="float">
            <text:p>3.31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23" calcext:value-type="float">
            <text:p>3.23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15" calcext:value-type="float">
            <text:p>3.15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29" calcext:value-type="float">
            <text:p>3.29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24" calcext:value-type="float">
            <text:p>3.24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28" calcext:value-type="float">
            <text:p>3.28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26" calcext:value-type="float">
            <text:p>3.26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35" calcext:value-type="float">
            <text:p>3.35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31" calcext:value-type="float">
            <text:p>3.31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27" calcext:value-type="float">
            <text:p>3.27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32" calcext:value-type="float">
            <text:p>3.32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34" calcext:value-type="float">
            <text:p>3.34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05" calcext:value-type="float">
            <text:p>3.05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97" calcext:value-type="float">
            <text:p>2.97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91" calcext:value-type="float">
            <text:p>2.91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98" calcext:value-type="float">
            <text:p>2.98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78" calcext:value-type="float">
            <text:p>2.78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73" calcext:value-type="float">
            <text:p>2.73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62" calcext:value-type="float">
            <text:p>2.62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71" calcext:value-type="float">
            <text:p>2.71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56" calcext:value-type="float">
            <text:p>2.56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59" calcext:value-type="float">
            <text:p>2.59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44" calcext:value-type="float">
            <text:p>2.44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86" calcext:value-type="float">
            <text:p>1.86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45" calcext:value-type="float">
            <text:p>2.45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49" calcext:value-type="float">
            <text:p>2.49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37" calcext:value-type="float">
            <text:p>2.37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41" calcext:value-type="float">
            <text:p>2.41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39" calcext:value-type="float">
            <text:p>2.39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.45" calcext:value-type="float">
            <text:p>2.45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43" calcext:value-type="float">
            <text:p>2.43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44" calcext:value-type="float">
            <text:p>2.44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39" calcext:value-type="float">
            <text:p>2.39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34" calcext:value-type="float">
            <text:p>2.34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.31" calcext:value-type="float">
            <text:p>2.31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24" calcext:value-type="float">
            <text:p>2.24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.24" calcext:value-type="float">
            <text:p>2.24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.21" calcext:value-type="float">
            <text:p>2.21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.21" calcext:value-type="float">
            <text:p>2.21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22" calcext:value-type="float">
            <text:p>2.22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.21" calcext:value-type="float">
            <text:p>2.21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19" calcext:value-type="float">
            <text:p>2.19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02" calcext:value-type="float">
            <text:p>2.02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19" calcext:value-type="float">
            <text:p>2.19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17" calcext:value-type="float">
            <text:p>2.17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16" calcext:value-type="float">
            <text:p>2.16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14" calcext:value-type="float">
            <text:p>2.14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16" calcext:value-type="float">
            <text:p>2.16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16" calcext:value-type="float">
            <text:p>2.16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15" calcext:value-type="float">
            <text:p>2.15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15" calcext:value-type="float">
            <text:p>2.15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18" calcext:value-type="float">
            <text:p>2.18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17" calcext:value-type="float">
            <text:p>2.17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16" calcext:value-type="float">
            <text:p>2.16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16" calcext:value-type="float">
            <text:p>2.16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18" calcext:value-type="float">
            <text:p>2.18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18" calcext:value-type="float">
            <text:p>2.18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18" calcext:value-type="float">
            <text:p>2.18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18" calcext:value-type="float">
            <text:p>2.18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21" calcext:value-type="float">
            <text:p>2.21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19" calcext:value-type="float">
            <text:p>2.19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19" calcext:value-type="float">
            <text:p>2.19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17" calcext:value-type="float">
            <text:p>2.17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18" calcext:value-type="float">
            <text:p>2.18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12" calcext:value-type="float">
            <text:p>2.12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09" calcext:value-type="float">
            <text:p>2.09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08" calcext:value-type="float">
            <text:p>2.08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08" calcext:value-type="float">
            <text:p>2.08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06" calcext:value-type="float">
            <text:p>2.06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05" calcext:value-type="float">
            <text:p>2.05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03" calcext:value-type="float">
            <text:p>2.03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06" calcext:value-type="float">
            <text:p>2.06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02" calcext:value-type="float">
            <text:p>2.02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01" calcext:value-type="float">
            <text:p>2.01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99" calcext:value-type="float">
            <text:p>1.99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98" calcext:value-type="float">
            <text:p>1.98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98" calcext:value-type="float">
            <text:p>1.98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94" calcext:value-type="float">
            <text:p>1.94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9" calcext:value-type="float">
            <text:p>1.9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91" calcext:value-type="float">
            <text:p>1.91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89" calcext:value-type="float">
            <text:p>1.89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87" calcext:value-type="float">
            <text:p>1.87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85" calcext:value-type="float">
            <text:p>1.85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85" calcext:value-type="float">
            <text:p>1.85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84" calcext:value-type="float">
            <text:p>1.84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68" calcext:value-type="float">
            <text:p>1.68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83" calcext:value-type="float">
            <text:p>1.83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84" calcext:value-type="float">
            <text:p>1.84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82" calcext:value-type="float">
            <text:p>1.82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78" calcext:value-type="float">
            <text:p>1.78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75" calcext:value-type="float">
            <text:p>1.75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78" calcext:value-type="float">
            <text:p>1.78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78" calcext:value-type="float">
            <text:p>1.78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78" calcext:value-type="float">
            <text:p>1.78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78" calcext:value-type="float">
            <text:p>1.78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75" calcext:value-type="float">
            <text:p>1.75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75" calcext:value-type="float">
            <text:p>1.75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75" calcext:value-type="float">
            <text:p>1.75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78" calcext:value-type="float">
            <text:p>1.78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81" calcext:value-type="float">
            <text:p>1.8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81" calcext:value-type="float">
            <text:p>1.81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82" calcext:value-type="float">
            <text:p>1.82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82" calcext:value-type="float">
            <text:p>1.82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84" calcext:value-type="float">
            <text:p>1.84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82" calcext:value-type="float">
            <text:p>1.82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84" calcext:value-type="float">
            <text:p>1.84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84" calcext:value-type="float">
            <text:p>1.84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85" calcext:value-type="float">
            <text:p>1.85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84" calcext:value-type="float">
            <text:p>1.84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86" calcext:value-type="float">
            <text:p>1.86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86" calcext:value-type="float">
            <text:p>1.86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87" calcext:value-type="float">
            <text:p>1.87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86" calcext:value-type="float">
            <text:p>1.86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87" calcext:value-type="float">
            <text:p>1.87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86" calcext:value-type="float">
            <text:p>1.86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88" calcext:value-type="float">
            <text:p>1.88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86" calcext:value-type="float">
            <text:p>1.86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86" calcext:value-type="float">
            <text:p>1.86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86" calcext:value-type="float">
            <text:p>1.86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87" calcext:value-type="float">
            <text:p>1.87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84" calcext:value-type="float">
            <text:p>1.84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84" calcext:value-type="float">
            <text:p>1.84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85" calcext:value-type="float">
            <text:p>1.85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85" calcext:value-type="float">
            <text:p>1.85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82" calcext:value-type="float">
            <text:p>1.82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82" calcext:value-type="float">
            <text:p>1.82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81" calcext:value-type="float">
            <text:p>1.8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81" calcext:value-type="float">
            <text:p>1.81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54" calcext:value-type="float">
            <text:p>1.54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78" calcext:value-type="float">
            <text:p>1.78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79" calcext:value-type="float">
            <text:p>1.79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59" calcext:value-type="float">
            <text:p>1.59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77" calcext:value-type="float">
            <text:p>1.77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76" calcext:value-type="float">
            <text:p>1.76</text:p>
          </table:table-cell>
          <table:table-cell table:number-columns-repeated="5"/>
        </table:table-row>
        <table:table-row table:style-name="ro1" table:number-rows-repeated="104832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-98-46" table:style-name="ta1">
        <table:shapes>
          <draw:frame draw:z-index="0" draw:style-name="gr1" draw:text-style-name="P1" svg:width="10.8618in" svg:height="4.2039in" svg:x="1.8213in" svg:y="0.0417in">
            <draw:object draw:notify-on-update-of-ranges="'h-98-46'.A1:'h-98-46'.A253 'h-98-46'.B1:'h-98-46'.B25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41" calcext:value-type="float">
            <text:p>0.024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5" calcext:value-type="float">
            <text:p>0.67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6" calcext:value-type="float">
            <text:p>1.0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8" calcext:value-type="float">
            <text:p>1.8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98" calcext:value-type="float">
            <text:p>1.9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8" calcext:value-type="float">
            <text:p>3.6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67" calcext:value-type="float">
            <text:p>2.6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97" calcext:value-type="float">
            <text:p>2.9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93" calcext:value-type="float">
            <text:p>2.9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79" calcext:value-type="float">
            <text:p>4.7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21" calcext:value-type="float">
            <text:p>3.2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7" calcext:value-type="float">
            <text:p>3.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12" calcext:value-type="float">
            <text:p>3.1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27" calcext:value-type="float">
            <text:p>5.2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41" calcext:value-type="float">
            <text:p>3.4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48" calcext:value-type="float">
            <text:p>3.4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25" calcext:value-type="float">
            <text:p>3.2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39" calcext:value-type="float">
            <text:p>3.39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18" calcext:value-type="float">
            <text:p>5.18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24" calcext:value-type="float">
            <text:p>3.2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38" calcext:value-type="float">
            <text:p>3.38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34" calcext:value-type="float">
            <text:p>3.34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92" calcext:value-type="float">
            <text:p>4.92</text:p>
          </table:table-cell>
          <table:table-cell table:number-columns-repeated="3"/>
          <table:table-cell office:value-type="string" calcext:value-type="string">
            <text:p>HOPPER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32" calcext:value-type="float">
            <text:p>3.32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47" calcext:value-type="float">
            <text:p>3.47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35" calcext:value-type="float">
            <text:p>3.3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61" calcext:value-type="float">
            <text:p>4.6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32" calcext:value-type="float">
            <text:p>3.32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28" calcext:value-type="float">
            <text:p>3.2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0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06" calcext:value-type="float">
            <text:p>3.0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24" calcext:value-type="float">
            <text:p>3.24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0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12" calcext:value-type="float">
            <text:p>3.12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12" calcext:value-type="float">
            <text:p>3.12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.38" calcext:value-type="float">
            <text:p>3.38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14" calcext:value-type="float">
            <text:p>3.14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15" calcext:value-type="float">
            <text:p>3.15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95" calcext:value-type="float">
            <text:p>2.95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46" calcext:value-type="float">
            <text:p>3.46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.21" calcext:value-type="float">
            <text:p>3.21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19" calcext:value-type="float">
            <text:p>3.19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56" calcext:value-type="float">
            <text:p>3.56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.22" calcext:value-type="float">
            <text:p>3.22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23" calcext:value-type="float">
            <text:p>3.23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.19" calcext:value-type="float">
            <text:p>3.19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54" calcext:value-type="float">
            <text:p>3.54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22" calcext:value-type="float">
            <text:p>3.22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18" calcext:value-type="float">
            <text:p>3.18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31" calcext:value-type="float">
            <text:p>3.31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21" calcext:value-type="float">
            <text:p>3.2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22" calcext:value-type="float">
            <text:p>3.22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18" calcext:value-type="float">
            <text:p>3.18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14" calcext:value-type="float">
            <text:p>3.14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21" calcext:value-type="float">
            <text:p>3.2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24" calcext:value-type="float">
            <text:p>3.24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26" calcext:value-type="float">
            <text:p>3.26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22" calcext:value-type="float">
            <text:p>3.22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25" calcext:value-type="float">
            <text:p>3.25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14" calcext:value-type="float">
            <text:p>3.1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18" calcext:value-type="float">
            <text:p>3.18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18" calcext:value-type="float">
            <text:p>3.1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21" calcext:value-type="float">
            <text:p>3.21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06" calcext:value-type="float">
            <text:p>3.06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1" calcext:value-type="float">
            <text:p>3.1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26" calcext:value-type="float">
            <text:p>3.26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29" calcext:value-type="float">
            <text:p>3.29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25" calcext:value-type="float">
            <text:p>3.25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.12" calcext:value-type="float">
            <text:p>3.12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13" calcext:value-type="float">
            <text:p>3.13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19" calcext:value-type="float">
            <text:p>3.19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11" calcext:value-type="float">
            <text:p>3.1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11" calcext:value-type="float">
            <text:p>3.11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0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08" calcext:value-type="float">
            <text:p>3.08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.02" calcext:value-type="float">
            <text:p>3.02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08" calcext:value-type="float">
            <text:p>3.08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.05" calcext:value-type="float">
            <text:p>3.05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56" calcext:value-type="float">
            <text:p>2.56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06" calcext:value-type="float">
            <text:p>3.06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1" calcext:value-type="float">
            <text:p>3.1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0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1" calcext:value-type="float">
            <text:p>3.1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.07" calcext:value-type="float">
            <text:p>3.07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11" calcext:value-type="float">
            <text:p>3.11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11" calcext:value-type="float">
            <text:p>3.11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0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1" calcext:value-type="float">
            <text:p>3.1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11" calcext:value-type="float">
            <text:p>3.11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12" calcext:value-type="float">
            <text:p>3.12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12" calcext:value-type="float">
            <text:p>3.12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92" calcext:value-type="float">
            <text:p>2.92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.97" calcext:value-type="float">
            <text:p>2.97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.96" calcext:value-type="float">
            <text:p>2.96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96" calcext:value-type="float">
            <text:p>2.96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06" calcext:value-type="float">
            <text:p>3.06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99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94" calcext:value-type="float">
            <text:p>2.94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.0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98" calcext:value-type="float">
            <text:p>2.98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98" calcext:value-type="float">
            <text:p>2.98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.04" calcext:value-type="float">
            <text:p>3.04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.01" calcext:value-type="float">
            <text:p>3.01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.01" calcext:value-type="float">
            <text:p>3.01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97" calcext:value-type="float">
            <text:p>2.97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.07" calcext:value-type="float">
            <text:p>3.07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.03" calcext:value-type="float">
            <text:p>3.03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.01" calcext:value-type="float">
            <text:p>3.01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.0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.04" calcext:value-type="float">
            <text:p>3.04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.02" calcext:value-type="float">
            <text:p>3.02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09" calcext:value-type="float">
            <text:p>3.09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.04" calcext:value-type="float">
            <text:p>3.04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.01" calcext:value-type="float">
            <text:p>3.01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.02" calcext:value-type="float">
            <text:p>3.02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.1" calcext:value-type="float">
            <text:p>3.1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04" calcext:value-type="float">
            <text:p>3.04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.04" calcext:value-type="float">
            <text:p>3.04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98" calcext:value-type="float">
            <text:p>2.98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98" calcext:value-type="float">
            <text:p>2.98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98" calcext:value-type="float">
            <text:p>2.98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96" calcext:value-type="float">
            <text:p>2.96</text:p>
          </table:table-cell>
          <table:table-cell table:number-columns-repeated="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99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94" calcext:value-type="float">
            <text:p>2.94</text:p>
          </table:table-cell>
          <table:table-cell table:number-columns-repeated="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.02" calcext:value-type="float">
            <text:p>3.02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94" calcext:value-type="float">
            <text:p>2.94</text:p>
          </table:table-cell>
          <table:table-cell table:number-columns-repeated="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99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99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98" calcext:value-type="float">
            <text:p>2.98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96" calcext:value-type="float">
            <text:p>2.96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99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.01" calcext:value-type="float">
            <text:p>3.01</text:p>
          </table:table-cell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95" calcext:value-type="float">
            <text:p>2.95</text:p>
          </table:table-cell>
          <table:table-cell table:number-columns-repeated="6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99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96" calcext:value-type="float">
            <text:p>2.96</text:p>
          </table:table-cell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.97" calcext:value-type="float">
            <text:p>2.97</text:p>
          </table:table-cell>
          <table:table-cell table:number-columns-repeated="6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.99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99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.01" calcext:value-type="float">
            <text:p>3.01</text:p>
          </table:table-cell>
          <table:table-cell table:number-columns-repeated="6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.95" calcext:value-type="float">
            <text:p>2.95</text:p>
          </table:table-cell>
          <table:table-cell table:number-columns-repeated="6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.99" calcext:value-type="float">
            <text:p>2.99</text:p>
          </table:table-cell>
          <table:table-cell table:number-columns-repeated="6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97" calcext:value-type="float">
            <text:p>2.97</text:p>
          </table:table-cell>
          <table:table-cell table:number-columns-repeated="6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.98" calcext:value-type="float">
            <text:p>2.98</text:p>
          </table:table-cell>
          <table:table-cell table:number-columns-repeated="6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.91" calcext:value-type="float">
            <text:p>2.91</text:p>
          </table:table-cell>
          <table:table-cell table:number-columns-repeated="6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.93" calcext:value-type="float">
            <text:p>2.93</text:p>
          </table:table-cell>
          <table:table-cell table:number-columns-repeated="6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.81" calcext:value-type="float">
            <text:p>2.81</text:p>
          </table:table-cell>
          <table:table-cell table:number-columns-repeated="6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97" calcext:value-type="float">
            <text:p>2.97</text:p>
          </table:table-cell>
          <table:table-cell table:number-columns-repeated="6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.87" calcext:value-type="float">
            <text:p>2.87</text:p>
          </table:table-cell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91" calcext:value-type="float">
            <text:p>2.91</text:p>
          </table:table-cell>
          <table:table-cell table:number-columns-repeated="6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85" calcext:value-type="float">
            <text:p>2.85</text:p>
          </table:table-cell>
          <table:table-cell table:number-columns-repeated="6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83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83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86" calcext:value-type="float">
            <text:p>2.86</text:p>
          </table:table-cell>
          <table:table-cell table:number-columns-repeated="6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.85" calcext:value-type="float">
            <text:p>2.85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.83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.02" calcext:value-type="float">
            <text:p>2.02</text:p>
          </table:table-cell>
          <table:table-cell table:number-columns-repeated="6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.85" calcext:value-type="float">
            <text:p>2.85</text:p>
          </table:table-cell>
          <table:table-cell table:number-columns-repeated="6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.86" calcext:value-type="float">
            <text:p>2.86</text:p>
          </table:table-cell>
          <table:table-cell table:number-columns-repeated="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85" calcext:value-type="float">
            <text:p>2.85</text:p>
          </table:table-cell>
          <table:table-cell table:number-columns-repeated="6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.85" calcext:value-type="float">
            <text:p>2.85</text:p>
          </table:table-cell>
          <table:table-cell table:number-columns-repeated="6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87" calcext:value-type="float">
            <text:p>2.87</text:p>
          </table:table-cell>
          <table:table-cell table:number-columns-repeated="6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86" calcext:value-type="float">
            <text:p>2.86</text:p>
          </table:table-cell>
          <table:table-cell table:number-columns-repeated="6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.85" calcext:value-type="float">
            <text:p>2.85</text:p>
          </table:table-cell>
          <table:table-cell table:number-columns-repeated="6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78" calcext:value-type="float">
            <text:p>2.78</text:p>
          </table:table-cell>
          <table:table-cell table:number-columns-repeated="6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79" calcext:value-type="float">
            <text:p>2.79</text:p>
          </table:table-cell>
          <table:table-cell table:number-columns-repeated="6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.79" calcext:value-type="float">
            <text:p>2.79</text:p>
          </table:table-cell>
          <table:table-cell table:number-columns-repeated="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82" calcext:value-type="float">
            <text:p>2.82</text:p>
          </table:table-cell>
          <table:table-cell table:number-columns-repeated="6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83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.82" calcext:value-type="float">
            <text:p>2.82</text:p>
          </table:table-cell>
          <table:table-cell table:number-columns-repeated="6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83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84" calcext:value-type="float">
            <text:p>2.84</text:p>
          </table:table-cell>
          <table:table-cell table:number-columns-repeated="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.84" calcext:value-type="float">
            <text:p>2.84</text:p>
          </table:table-cell>
          <table:table-cell table:number-columns-repeated="6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.83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.84" calcext:value-type="float">
            <text:p>2.84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79" calcext:value-type="float">
            <text:p>2.79</text:p>
          </table:table-cell>
          <table:table-cell table:number-columns-repeated="6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76" calcext:value-type="float">
            <text:p>2.76</text:p>
          </table:table-cell>
          <table:table-cell table:number-columns-repeated="6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.73" calcext:value-type="float">
            <text:p>2.73</text:p>
          </table:table-cell>
          <table:table-cell table:number-columns-repeated="6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.76" calcext:value-type="float">
            <text:p>2.76</text:p>
          </table:table-cell>
          <table:table-cell table:number-columns-repeated="6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67" calcext:value-type="float">
            <text:p>2.67</text:p>
          </table:table-cell>
          <table:table-cell table:number-columns-repeated="6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67" calcext:value-type="float">
            <text:p>2.67</text:p>
          </table:table-cell>
          <table:table-cell table:number-columns-repeated="6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66" calcext:value-type="float">
            <text:p>2.66</text:p>
          </table:table-cell>
          <table:table-cell table:number-columns-repeated="6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.69" calcext:value-type="float">
            <text:p>2.69</text:p>
          </table:table-cell>
          <table:table-cell table:number-columns-repeated="6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.69" calcext:value-type="float">
            <text:p>2.69</text:p>
          </table:table-cell>
          <table:table-cell table:number-columns-repeated="6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.7" calcext:value-type="float">
            <text:p>2.7</text:p>
          </table:table-cell>
          <table:table-cell table:number-columns-repeated="6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.66" calcext:value-type="float">
            <text:p>2.66</text:p>
          </table:table-cell>
          <table:table-cell table:number-columns-repeated="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69" calcext:value-type="float">
            <text:p>2.69</text:p>
          </table:table-cell>
          <table:table-cell table:number-columns-repeated="6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.71" calcext:value-type="float">
            <text:p>2.71</text:p>
          </table:table-cell>
          <table:table-cell table:number-columns-repeated="6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71" calcext:value-type="float">
            <text:p>2.71</text:p>
          </table:table-cell>
          <table:table-cell table:number-columns-repeated="6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69" calcext:value-type="float">
            <text:p>2.69</text:p>
          </table:table-cell>
          <table:table-cell table:number-columns-repeated="6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72" calcext:value-type="float">
            <text:p>2.72</text:p>
          </table:table-cell>
          <table:table-cell table:number-columns-repeated="6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73" calcext:value-type="float">
            <text:p>2.73</text:p>
          </table:table-cell>
          <table:table-cell table:number-columns-repeated="6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71" calcext:value-type="float">
            <text:p>2.71</text:p>
          </table:table-cell>
          <table:table-cell table:number-columns-repeated="6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66" calcext:value-type="float">
            <text:p>2.66</text:p>
          </table:table-cell>
          <table:table-cell table:number-columns-repeated="6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69" calcext:value-type="float">
            <text:p>2.69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67" calcext:value-type="float">
            <text:p>2.67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22" calcext:value-type="float">
            <text:p>2.22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65" calcext:value-type="float">
            <text:p>2.65</text:p>
          </table:table-cell>
          <table:table-cell table:number-columns-repeated="6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.67" calcext:value-type="float">
            <text:p>2.67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62" calcext:value-type="float">
            <text:p>2.62</text:p>
          </table:table-cell>
          <table:table-cell table:number-columns-repeated="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.6" calcext:value-type="float">
            <text:p>2.6</text:p>
          </table:table-cell>
          <table:table-cell table:number-columns-repeated="6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57" calcext:value-type="float">
            <text:p>2.57</text:p>
          </table:table-cell>
          <table:table-cell table:number-columns-repeated="6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59" calcext:value-type="float">
            <text:p>2.59</text:p>
          </table:table-cell>
          <table:table-cell table:number-columns-repeated="6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56" calcext:value-type="float">
            <text:p>2.56</text:p>
          </table:table-cell>
          <table:table-cell table:number-columns-repeated="6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.55" calcext:value-type="float">
            <text:p>2.55</text:p>
          </table:table-cell>
          <table:table-cell table:number-columns-repeated="6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.52" calcext:value-type="float">
            <text:p>2.52</text:p>
          </table:table-cell>
          <table:table-cell table:number-columns-repeated="6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53" calcext:value-type="float">
            <text:p>2.53</text:p>
          </table:table-cell>
          <table:table-cell table:number-columns-repeated="6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.51" calcext:value-type="float">
            <text:p>2.51</text:p>
          </table:table-cell>
          <table:table-cell table:number-columns-repeated="6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.51" calcext:value-type="float">
            <text:p>2.51</text:p>
          </table:table-cell>
          <table:table-cell table:number-columns-repeated="6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.47" calcext:value-type="float">
            <text:p>2.47</text:p>
          </table:table-cell>
          <table:table-cell table:number-columns-repeated="6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.46" calcext:value-type="float">
            <text:p>2.46</text:p>
          </table:table-cell>
          <table:table-cell table:number-columns-repeated="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.44" calcext:value-type="float">
            <text:p>2.44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.38" calcext:value-type="float">
            <text:p>2.38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39" calcext:value-type="float">
            <text:p>2.39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.38" calcext:value-type="float">
            <text:p>2.38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36" calcext:value-type="float">
            <text:p>2.36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.28" calcext:value-type="float">
            <text:p>2.28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.34" calcext:value-type="float">
            <text:p>2.34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.3" calcext:value-type="float">
            <text:p>2.3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.3" calcext:value-type="float">
            <text:p>2.3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.28" calcext:value-type="float">
            <text:p>2.28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.28" calcext:value-type="float">
            <text:p>2.28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.26" calcext:value-type="float">
            <text:p>2.26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.25" calcext:value-type="float">
            <text:p>2.25</text:p>
          </table:table-cell>
          <table:table-cell table:number-columns-repeated="6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.22" calcext:value-type="float">
            <text:p>2.22</text:p>
          </table:table-cell>
          <table:table-cell table:number-columns-repeated="6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24" calcext:value-type="float">
            <text:p>2.24</text:p>
          </table:table-cell>
          <table:table-cell table:number-columns-repeated="6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.22" calcext:value-type="float">
            <text:p>2.22</text:p>
          </table:table-cell>
          <table:table-cell table:number-columns-repeated="6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.23" calcext:value-type="float">
            <text:p>2.23</text:p>
          </table:table-cell>
          <table:table-cell table:number-columns-repeated="6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.22" calcext:value-type="float">
            <text:p>2.22</text:p>
          </table:table-cell>
          <table:table-cell table:number-columns-repeated="6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.24" calcext:value-type="float">
            <text:p>2.24</text:p>
          </table:table-cell>
          <table:table-cell table:number-columns-repeated="6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.23" calcext:value-type="float">
            <text:p>2.23</text:p>
          </table:table-cell>
          <table:table-cell table:number-columns-repeated="6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.21" calcext:value-type="float">
            <text:p>2.21</text:p>
          </table:table-cell>
          <table:table-cell table:number-columns-repeated="6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.22" calcext:value-type="float">
            <text:p>2.22</text:p>
          </table:table-cell>
          <table:table-cell table:number-columns-repeated="6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.19" calcext:value-type="float">
            <text:p>2.19</text:p>
          </table:table-cell>
          <table:table-cell table:number-columns-repeated="6"/>
        </table:table-row>
      </table:table>
      <table:table table:name="h_98_46" table:style-name="ta1">
        <table:shapes>
          <draw:frame draw:z-index="0" draw:style-name="gr1" draw:text-style-name="P1" svg:width="6.2988in" svg:height="3.5429in" svg:x="1.8173in" svg:y="0.0394in">
            <draw:object draw:notify-on-update-of-ranges="h_98_46.A1:h_98_46.A99 h_98_46.B1:h_98_46.B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41" calcext:value-type="float">
            <text:p>0.02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3" calcext:value-type="float">
            <text:p>0.17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2" calcext:value-type="float">
            <text:p>0.35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5" calcext:value-type="float">
            <text:p>0.67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4" calcext:value-type="float">
            <text:p>0.65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2" calcext:value-type="float">
            <text:p>1.1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9" calcext:value-type="float">
            <text:p>1.8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.0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8" calcext:value-type="float">
            <text:p>1.8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5" calcext:value-type="float">
            <text:p>1.7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01" calcext:value-type="float">
            <text:p>3.0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95" calcext:value-type="float">
            <text:p>1.9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1" calcext:value-type="float">
            <text:p>2.3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85" calcext:value-type="float">
            <text:p>2.8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6" calcext:value-type="float">
            <text:p>3.6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67" calcext:value-type="float">
            <text:p>2.6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57" calcext:value-type="float">
            <text:p>3.5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67" calcext:value-type="float">
            <text:p>2.6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99" calcext:value-type="float">
            <text:p>3.9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31" calcext:value-type="float">
            <text:p>3.3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97" calcext:value-type="float">
            <text:p>2.9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85" calcext:value-type="float">
            <text:p>2.8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string" calcext:value-type="string">
            <text:p>Sizes 1 → 1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.93" calcext:value-type="float">
            <text:p>2.93</text:p>
          </table:table-cell>
          <table:table-cell/>
          <table:table-cell office:value-type="string" calcext:value-type="string">
            <text:p>Peak every 4<text:span text:style-name="T1">th</text:span>.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16" calcext:value-type="float">
            <text:p>3.16</text:p>
          </table:table-cell>
          <table:table-cell/>
          <table:table-cell office:value-type="string" calcext:value-type="string">
            <text:p>On hopper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73" calcext:value-type="float">
            <text:p>3.7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78" calcext:value-type="float">
            <text:p>4.7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02" calcext:value-type="float">
            <text:p>3.0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93" calcext:value-type="float">
            <text:p>3.9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17" calcext:value-type="float">
            <text:p>3.1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97" calcext:value-type="float">
            <text:p>4.9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14" calcext:value-type="float">
            <text:p>4.1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7" calcext:value-type="float">
            <text:p>3.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04" calcext:value-type="float">
            <text:p>3.0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13" calcext:value-type="float">
            <text:p>5.1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12" calcext:value-type="float">
            <text:p>3.12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29" calcext:value-type="float">
            <text:p>3.2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21" calcext:value-type="float">
            <text:p>4.2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27" calcext:value-type="float">
            <text:p>5.2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26" calcext:value-type="float">
            <text:p>3.2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33" calcext:value-type="float">
            <text:p>4.3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33" calcext:value-type="float">
            <text:p>5.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34" calcext:value-type="float">
            <text:p>4.3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37" calcext:value-type="float">
            <text:p>3.3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33" calcext:value-type="float">
            <text:p>3.3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27" calcext:value-type="float">
            <text:p>5.2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48" calcext:value-type="float">
            <text:p>3.4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" calcext:value-type="float">
            <text:p>3.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35" calcext:value-type="float">
            <text:p>4.3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2" calcext:value-type="float">
            <text:p>5.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22" calcext:value-type="float">
            <text:p>3.22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37" calcext:value-type="float">
            <text:p>4.3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2" calcext:value-type="float">
            <text:p>5.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33" calcext:value-type="float">
            <text:p>4.33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39" calcext:value-type="float">
            <text:p>3.39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29" calcext:value-type="float">
            <text:p>3.2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3" calcext:value-type="float">
            <text:p>5.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39" calcext:value-type="float">
            <text:p>3.39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4" calcext:value-type="float">
            <text:p>4.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18" calcext:value-type="float">
            <text:p>5.18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48" calcext:value-type="float">
            <text:p>3.4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35" calcext:value-type="float">
            <text:p>4.3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24" calcext:value-type="float">
            <text:p>3.24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.21" calcext:value-type="float">
            <text:p>5.2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42" calcext:value-type="float">
            <text:p>4.4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38" calcext:value-type="float">
            <text:p>3.3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31" calcext:value-type="float">
            <text:p>3.31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.08" calcext:value-type="float">
            <text:p>5.08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34" calcext:value-type="float">
            <text:p>3.3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42" calcext:value-type="float">
            <text:p>3.4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34" calcext:value-type="float">
            <text:p>4.3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92" calcext:value-type="float">
            <text:p>4.9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33" calcext:value-type="float">
            <text:p>4.33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33" calcext:value-type="float">
            <text:p>3.3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81" calcext:value-type="float">
            <text:p>4.8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31" calcext:value-type="float">
            <text:p>4.3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47" calcext:value-type="float">
            <text:p>3.47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33" calcext:value-type="float">
            <text:p>3.3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73" calcext:value-type="float">
            <text:p>4.73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39" calcext:value-type="float">
            <text:p>3.39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47" calcext:value-type="float">
            <text:p>3.47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24" calcext:value-type="float">
            <text:p>4.24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61" calcext:value-type="float">
            <text:p>4.6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39" calcext:value-type="float">
            <text:p>3.3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22" calcext:value-type="float">
            <text:p>4.2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32" calcext:value-type="float">
            <text:p>3.3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44" calcext:value-type="float">
            <text:p>4.44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99" calcext:value-type="float">
            <text:p>3.99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37" calcext:value-type="float">
            <text:p>3.3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26" calcext:value-type="float">
            <text:p>3.2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92" calcext:value-type="float">
            <text:p>3.92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28" calcext:value-type="float">
            <text:p>3.28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33" calcext:value-type="float">
            <text:p>3.33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.05" calcext:value-type="float">
            <text:p>3.05</text:p>
          </table:table-cell>
          <table:table-cell table:number-columns-repeated="5"/>
        </table:table-row>
      </table:table>
      <table:table table:name="h_98_46_N" table:style-name="ta1">
        <table:shapes>
          <draw:frame draw:z-index="0" draw:style-name="gr1" draw:text-style-name="P1" svg:width="13.2571in" svg:height="6.8445in" svg:x="1.8157in" svg:y="0.0382in">
            <draw:object draw:notify-on-update-of-ranges="h_98_46_N.A1:h_98_46_N.A83 h_98_46_N.B1:h_98_46_N.B8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45" calcext:value-type="float">
            <text:p>0.005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74" calcext:value-type="float">
            <text:p>0.97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5" calcext:value-type="float">
            <text:p>1.8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99" calcext:value-type="float">
            <text:p>1.9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85" calcext:value-type="float">
            <text:p>2.8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08" calcext:value-type="float">
            <text:p>3.0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37" calcext:value-type="float">
            <text:p>3.3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58" calcext:value-type="float">
            <text:p>3.5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11" calcext:value-type="float">
            <text:p>4.1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07" calcext:value-type="float">
            <text:p>4.0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35" calcext:value-type="float">
            <text:p>4.3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27" calcext:value-type="float">
            <text:p>4.27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64" calcext:value-type="float">
            <text:p>4.6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51" calcext:value-type="float">
            <text:p>4.5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27" calcext:value-type="float">
            <text:p>4.27</text:p>
          </table:table-cell>
          <table:table-cell table:number-columns-repeated="3"/>
          <table:table-cell office:value-type="string" calcext:value-type="string">
            <text:p>Hopper (4n solution only)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2" calcext:value-type="float">
            <text:p>4.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6" calcext:value-type="float">
            <text:p>4.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64" calcext:value-type="float">
            <text:p>4.6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45" calcext:value-type="float">
            <text:p>4.4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64" calcext:value-type="float">
            <text:p>4.6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6" calcext:value-type="float">
            <text:p>4.6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37" calcext:value-type="float">
            <text:p>4.3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21" calcext:value-type="float">
            <text:p>4.21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24" calcext:value-type="float">
            <text:p>4.2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13" calcext:value-type="float">
            <text:p>4.13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91" calcext:value-type="float">
            <text:p>3.91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93" calcext:value-type="float">
            <text:p>3.9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77" calcext:value-type="float">
            <text:p>3.7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87" calcext:value-type="float">
            <text:p>3.87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44" calcext:value-type="float">
            <text:p>3.44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53" calcext:value-type="float">
            <text:p>3.53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36" calcext:value-type="float">
            <text:p>3.36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29" calcext:value-type="float">
            <text:p>3.29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39" calcext:value-type="float">
            <text:p>3.39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42" calcext:value-type="float">
            <text:p>3.42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22" calcext:value-type="float">
            <text:p>3.22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33" calcext:value-type="float">
            <text:p>3.33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03" calcext:value-type="float">
            <text:p>3.03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29" calcext:value-type="float">
            <text:p>3.29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24" calcext:value-type="float">
            <text:p>3.24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.32" calcext:value-type="float">
            <text:p>3.32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27" calcext:value-type="float">
            <text:p>3.27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29" calcext:value-type="float">
            <text:p>3.29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33" calcext:value-type="float">
            <text:p>3.33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.17" calcext:value-type="float">
            <text:p>3.17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15" calcext:value-type="float">
            <text:p>3.15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09" calcext:value-type="float">
            <text:p>3.09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14" calcext:value-type="float">
            <text:p>3.14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05" calcext:value-type="float">
            <text:p>3.0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04" calcext:value-type="float">
            <text:p>3.04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01" calcext:value-type="float">
            <text:p>3.01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09" calcext:value-type="float">
            <text:p>3.09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03" calcext:value-type="float">
            <text:p>3.03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.91" calcext:value-type="float">
            <text:p>2.91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04" calcext:value-type="float">
            <text:p>3.04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.98" calcext:value-type="float">
            <text:p>2.98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04" calcext:value-type="float">
            <text:p>3.04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02" calcext:value-type="float">
            <text:p>3.02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11" calcext:value-type="float">
            <text:p>3.11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08" calcext:value-type="float">
            <text:p>3.08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14" calcext:value-type="float">
            <text:p>3.14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12" calcext:value-type="float">
            <text:p>3.12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18" calcext:value-type="float">
            <text:p>3.18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17" calcext:value-type="float">
            <text:p>3.17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19" calcext:value-type="float">
            <text:p>3.19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17" calcext:value-type="float">
            <text:p>3.17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17" calcext:value-type="float">
            <text:p>3.17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.16" calcext:value-type="float">
            <text:p>3.16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12" calcext:value-type="float">
            <text:p>3.12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16" calcext:value-type="float">
            <text:p>3.16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11" calcext:value-type="float">
            <text:p>3.11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11" calcext:value-type="float">
            <text:p>3.11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99" calcext:value-type="float">
            <text:p>2.99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15" calcext:value-type="float">
            <text:p>3.15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</table:table>
      <table:table table:name="Sheet7" table:style-name="ta1">
        <table:shapes>
          <draw:frame draw:z-index="0" draw:style-name="gr1" draw:text-style-name="P1" svg:width="9.2827in" svg:height="4.5335in" svg:x="1.8409in" svg:y="0in">
            <draw:object draw:notify-on-update-of-ranges="Sheet7.A1:Sheet7.A26 Sheet7.B1:Sheet7.B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9.676in" svg:height="4.4815in" svg:x="1.9429in" svg:y="6.9854in">
            <draw:object draw:notify-on-update-of-ranges="Sheet7.A40:Sheet7.A65 Sheet7.B40:Sheet7.B6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9.8142in" svg:height="4.5579in" svg:x="1.8173in" svg:y="12.4835in">
            <draw:object draw:notify-on-update-of-ranges="Sheet7.A71:Sheet7.A96 Sheet7.B71:Sheet7.B9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9.5984in" svg:height="4.6087in" svg:x="1.8173in" svg:y="18.3504in">
            <draw:object draw:notify-on-update-of-ranges="Sheet7.A104:Sheet7.A129 Sheet7.B104:Sheet7.B1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.2189in" svg:height="4.2161in" svg:x="2.1079in" svg:y="24.0256in">
            <draw:object draw:notify-on-update-of-ranges="Sheet7.A135:Sheet7.A160 Sheet7.B135:Sheet7.B160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9.5492in" svg:height="4.5079in" svg:x="1.8157in" svg:y="29.1941in">
            <draw:object draw:notify-on-update-of-ranges="Sheet7.A165:Sheet7.A190 Sheet7.B165:Sheet7.B190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6" draw:style-name="gr1" draw:text-style-name="P1" svg:width="6.2988in" svg:height="3.5429in" svg:x="1.8173in" svg:y="34.7059in">
            <draw:object draw:notify-on-update-of-ranges="Sheet7.A196:Sheet7.A221 Sheet7.B196:Sheet7.B22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7" draw:style-name="gr1" draw:text-style-name="P1" svg:width="6.2988in" svg:height="3.5429in" svg:x="6.9819in" svg:y="34.6799in">
            <draw:object draw:notify-on-update-of-ranges="Sheet7.Q197:Sheet7.Q222 Sheet7.R197:Sheet7.R22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8" draw:style-name="gr1" draw:text-style-name="P1" svg:width="6.2988in" svg:height="3.5429in" svg:x="1.8173in" svg:y="39.8614in">
            <draw:object draw:notify-on-update-of-ranges="Sheet7.A225:Sheet7.A250 Sheet7.B225:Sheet7.B250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9" draw:style-name="gr1" draw:text-style-name="P1" svg:width="6.2988in" svg:height="3.5429in" svg:x="1.8173in" svg:y="45.3724in">
            <draw:object draw:notify-on-update-of-ranges="Sheet7.A256:Sheet7.A281 Sheet7.B256:Sheet7.B281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14" calcext:value-type="float">
            <text:p>4.14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45" calcext:value-type="float">
            <text:p>4.45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08" calcext:value-type="float">
            <text:p>4.08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5" calcext:value-type="float">
            <text:p>1.45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12" calcext:value-type="float">
            <text:p>4.12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84" calcext:value-type="float">
            <text:p>3.84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64" calcext:value-type="float">
            <text:p>1.64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34" calcext:value-type="float">
            <text:p>4.34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29" calcext:value-type="float">
            <text:p>4.29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43" calcext:value-type="float">
            <text:p>2.43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18" calcext:value-type="float">
            <text:p>4.18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24" calcext:value-type="float">
            <text:p>3.24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37" calcext:value-type="float">
            <text:p>2.37</text:p>
          </table:table-cell>
          <table:table-cell table:number-columns-repeated="1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34" calcext:value-type="float">
            <text:p>4.34</text:p>
          </table:table-cell>
          <table:table-cell table:number-columns-repeated="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26" calcext:value-type="float">
            <text:p>4.26</text:p>
          </table:table-cell>
          <table:table-cell table:number-columns-repeated="1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84" calcext:value-type="float">
            <text:p>2.84</text:p>
          </table:table-cell>
          <table:table-cell table:number-columns-repeated="1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21" calcext:value-type="float">
            <text:p>4.21</text:p>
          </table:table-cell>
          <table:table-cell table:number-columns-repeated="1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15" calcext:value-type="float">
            <text:p>4.15</text:p>
          </table:table-cell>
          <table:table-cell table:number-columns-repeated="1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06" calcext:value-type="float">
            <text:p>4.06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66" calcext:value-type="float">
            <text:p>2.66</text:p>
          </table:table-cell>
          <table:table-cell table:number-columns-repeated="1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.76" calcext:value-type="float">
            <text:p>3.76</text:p>
          </table:table-cell>
          <table:table-cell table:number-columns-repeated="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.77" calcext:value-type="float">
            <text:p>3.77</text:p>
          </table:table-cell>
          <table:table-cell table:number-columns-repeated="16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.1" calcext:value-type="float">
            <text:p>3.1</text:p>
          </table:table-cell>
          <table:table-cell table:number-columns-repeated="16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.03" calcext:value-type="float">
            <text:p>3.03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VALUES: 40/12</text:p>
          </table:table-cell>
          <table:table-cell table:number-columns-repeated="17"/>
        </table:table-row>
        <table:table-row table:style-name="ro1" table:number-rows-repeated="11"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8" calcext:value-type="float">
            <text:p>2.8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94" calcext:value-type="float">
            <text:p>2.94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69" calcext:value-type="float">
            <text:p>3.69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34" calcext:value-type="float">
            <text:p>1.34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78" calcext:value-type="float">
            <text:p>3.78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7" calcext:value-type="float">
            <text:p>3.7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68" calcext:value-type="float">
            <text:p>1.68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87" calcext:value-type="float">
            <text:p>3.87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83" calcext:value-type="float">
            <text:p>3.83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93" calcext:value-type="float">
            <text:p>1.93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61" calcext:value-type="float">
            <text:p>3.61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19" calcext:value-type="float">
            <text:p>3.19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01" calcext:value-type="float">
            <text:p>2.01</text:p>
          </table:table-cell>
          <table:table-cell table:number-columns-repeated="1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.7" calcext:value-type="float">
            <text:p>3.7</text:p>
          </table:table-cell>
          <table:table-cell table:number-columns-repeated="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.64" calcext:value-type="float">
            <text:p>3.64</text:p>
          </table:table-cell>
          <table:table-cell table:number-columns-repeated="1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36" calcext:value-type="float">
            <text:p>2.36</text:p>
          </table:table-cell>
          <table:table-cell table:number-columns-repeated="1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.21" calcext:value-type="float">
            <text:p>3.21</text:p>
          </table:table-cell>
          <table:table-cell table:number-columns-repeated="1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.58" calcext:value-type="float">
            <text:p>3.58</text:p>
          </table:table-cell>
          <table:table-cell table:number-columns-repeated="1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.53" calcext:value-type="float">
            <text:p>3.53</text:p>
          </table:table-cell>
          <table:table-cell table:number-columns-repeated="1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.45" calcext:value-type="float">
            <text:p>3.45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03" calcext:value-type="float">
            <text:p>2.03</text:p>
          </table:table-cell>
          <table:table-cell table:number-columns-repeated="1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.5" calcext:value-type="float">
            <text:p>3.5</text:p>
          </table:table-cell>
          <table:table-cell table:number-columns-repeated="1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.26" calcext:value-type="float">
            <text:p>3.26</text:p>
          </table:table-cell>
          <table:table-cell table:number-columns-repeated="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.31" calcext:value-type="float">
            <text:p>3.31</text:p>
          </table:table-cell>
          <table:table-cell table:number-columns-repeated="16"/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office:value-type="float" office:value="2.92" calcext:value-type="float">
            <text:p>2.92</text:p>
          </table:table-cell>
          <table:table-cell table:number-columns-repeated="16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.75" calcext:value-type="float">
            <text:p>2.75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>
            <text:p>VALUES: 28/12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22" calcext:value-type="float">
            <text:p>4.22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48" calcext:value-type="float">
            <text:p>4.48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73" calcext:value-type="float">
            <text:p>4.73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9" calcext:value-type="float">
            <text:p>1.9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54" calcext:value-type="float">
            <text:p>4.54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05" calcext:value-type="float">
            <text:p>4.05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94" calcext:value-type="float">
            <text:p>1.94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58" calcext:value-type="float">
            <text:p>4.58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56" calcext:value-type="float">
            <text:p>4.56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53" calcext:value-type="float">
            <text:p>2.53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66" calcext:value-type="float">
            <text:p>4.66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73" calcext:value-type="float">
            <text:p>3.73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77" calcext:value-type="float">
            <text:p>2.77</text:p>
          </table:table-cell>
          <table:table-cell table:number-columns-repeated="1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68" calcext:value-type="float">
            <text:p>4.68</text:p>
          </table:table-cell>
          <table:table-cell table:number-columns-repeated="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62" calcext:value-type="float">
            <text:p>4.62</text:p>
          </table:table-cell>
          <table:table-cell table:number-columns-repeated="1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.04" calcext:value-type="float">
            <text:p>3.04</text:p>
          </table:table-cell>
          <table:table-cell table:number-columns-repeated="1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.06" calcext:value-type="float">
            <text:p>3.06</text:p>
          </table:table-cell>
          <table:table-cell table:number-columns-repeated="1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21" calcext:value-type="float">
            <text:p>4.21</text:p>
          </table:table-cell>
          <table:table-cell table:number-columns-repeated="1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21" calcext:value-type="float">
            <text:p>4.21</text:p>
          </table:table-cell>
          <table:table-cell table:number-columns-repeated="1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06" calcext:value-type="float">
            <text:p>4.06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39" calcext:value-type="float">
            <text:p>2.39</text:p>
          </table:table-cell>
          <table:table-cell table:number-columns-repeated="1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02" calcext:value-type="float">
            <text:p>4.02</text:p>
          </table:table-cell>
          <table:table-cell table:number-columns-repeated="1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.63" calcext:value-type="float">
            <text:p>3.63</text:p>
          </table:table-cell>
          <table:table-cell table:number-columns-repeated="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02" calcext:value-type="float">
            <text:p>4.02</text:p>
          </table:table-cell>
          <table:table-cell table:number-columns-repeated="16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55" calcext:value-type="float">
            <text:p>2.55</text:p>
          </table:table-cell>
          <table:table-cell table:number-columns-repeated="16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.34" calcext:value-type="float">
            <text:p>3.34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VALUES: 56/18</text:p>
          </table:table-cell>
          <table:table-cell table:number-columns-repeated="17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14" calcext:value-type="float">
            <text:p>4.14</text:p>
          </table:table-cell>
          <table:table-cell table:number-columns-repeated="11"/>
          <table:table-cell table:formula="of:=32/4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45" calcext:value-type="float">
            <text:p>4.45</text:p>
          </table:table-cell>
          <table:table-cell table:number-columns-repeated="11"/>
          <table:table-cell table:formula="of:=96/4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formula="of:=97/4" office:value-type="float" office:value="24.25" calcext:value-type="float">
            <text:p>24.2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← meget padding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88" calcext:value-type="float">
            <text:p>1.88</text:p>
          </table:table-cell>
          <table:table-cell table:number-columns-repeated="11"/>
          <table:table-cell table:formula="of:=127/4" office:value-type="float" office:value="31.75" calcext:value-type="float">
            <text:p>31.7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← lidt padding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48" calcext:value-type="float">
            <text:p>4.48</text:p>
          </table:table-cell>
          <table:table-cell table:number-columns-repeated="11"/>
          <table:table-cell table:formula="of:=128/4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formula="of:=129/4" office:value-type="float" office:value="32.25" calcext:value-type="float">
            <text:p>32.2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← meget padding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99" calcext:value-type="float">
            <text:p>1.99</text:p>
          </table:table-cell>
          <table:table-cell table:number-columns-repeated="11"/>
          <table:table-cell table:formula="of:=191/4" office:value-type="float" office:value="47.75" calcext:value-type="float">
            <text:p>47.7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← lidt padding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6" calcext:value-type="float">
            <text:p>4.6</text:p>
          </table:table-cell>
          <table:table-cell table:number-columns-repeated="11"/>
          <table:table-cell table:formula="of:=192/4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formula="of:=229/4" office:value-type="float" office:value="57.25" calcext:value-type="float">
            <text:p>57.2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← meget padding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81" calcext:value-type="float">
            <text:p>2.81</text:p>
          </table:table-cell>
          <table:table-cell table:number-columns-repeated="11"/>
          <table:table-cell table:formula="of:=255/4" office:value-type="float" office:value="63.75" calcext:value-type="float">
            <text:p>63.7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← lidt padding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65" calcext:value-type="float">
            <text:p>4.65</text:p>
          </table:table-cell>
          <table:table-cell table:number-columns-repeated="11"/>
          <table:table-cell table:formula="of:=256/4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formula="of:=257/4" office:value-type="float" office:value="64.25" calcext:value-type="float">
            <text:p>64.2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← meget padding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75" calcext:value-type="float">
            <text:p>2.75</text:p>
          </table:table-cell>
          <table:table-cell table:number-columns-repeated="1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66" calcext:value-type="float">
            <text:p>4.66</text:p>
          </table:table-cell>
          <table:table-cell table:number-columns-repeated="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58" calcext:value-type="float">
            <text:p>4.58</text:p>
          </table:table-cell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.68" calcext:value-type="float">
            <text:p>3.68</text:p>
          </table:table-cell>
          <table:table-cell table:number-columns-repeated="1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3" calcext:value-type="float">
            <text:p>4.3</text:p>
          </table:table-cell>
          <table:table-cell table:number-columns-repeated="1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3" calcext:value-type="float">
            <text:p>4.3</text:p>
          </table:table-cell>
          <table:table-cell table:number-columns-repeated="11"/>
          <table:table-cell table:formula="of:=512/4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18" calcext:value-type="float">
            <text:p>4.18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51" calcext:value-type="float">
            <text:p>2.51</text:p>
          </table:table-cell>
          <table:table-cell table:number-columns-repeated="1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11" calcext:value-type="float">
            <text:p>4.11</text:p>
          </table:table-cell>
          <table:table-cell table:number-columns-repeated="1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08" calcext:value-type="float">
            <text:p>4.08</text:p>
          </table:table-cell>
          <table:table-cell table:number-columns-repeated="11"/>
          <table:table-cell table:formula="of:=768/4"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56" calcext:value-type="float">
            <text:p>2.56</text:p>
          </table:table-cell>
          <table:table-cell table:number-columns-repeated="11"/>
          <table:table-cell table:formula="of:=769/4" office:value-type="float" office:value="192.25" calcext:value-type="float">
            <text:p>192.25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.31" calcext:value-type="float">
            <text:p>3.31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VALUES: 60/12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22" calcext:value-type="float">
            <text:p>4.22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22" calcext:value-type="float">
            <text:p>3.22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99" calcext:value-type="float">
            <text:p>2.99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38" calcext:value-type="float">
            <text:p>1.38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51" calcext:value-type="float">
            <text:p>3.51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02" calcext:value-type="float">
            <text:p>3.02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03" calcext:value-type="float">
            <text:p>2.03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04" calcext:value-type="float">
            <text:p>3.04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.97" calcext:value-type="float">
            <text:p>2.97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39" calcext:value-type="float">
            <text:p>2.39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44" calcext:value-type="float">
            <text:p>3.44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76" calcext:value-type="float">
            <text:p>2.76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56" calcext:value-type="float">
            <text:p>2.56</text:p>
          </table:table-cell>
          <table:table-cell table:number-columns-repeated="1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.28" calcext:value-type="float">
            <text:p>3.28</text:p>
          </table:table-cell>
          <table:table-cell table:number-columns-repeated="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99" calcext:value-type="float">
            <text:p>2.99</text:p>
          </table:table-cell>
          <table:table-cell table:number-columns-repeated="1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54" calcext:value-type="float">
            <text:p>2.54</text:p>
          </table:table-cell>
          <table:table-cell table:number-columns-repeated="1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63" calcext:value-type="float">
            <text:p>2.63</text:p>
          </table:table-cell>
          <table:table-cell table:number-columns-repeated="1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.07" calcext:value-type="float">
            <text:p>3.07</text:p>
          </table:table-cell>
          <table:table-cell table:number-columns-repeated="1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.04" calcext:value-type="float">
            <text:p>3.04</text:p>
          </table:table-cell>
          <table:table-cell table:number-columns-repeated="1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.06" calcext:value-type="float">
            <text:p>3.06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36" calcext:value-type="float">
            <text:p>2.36</text:p>
          </table:table-cell>
          <table:table-cell table:number-columns-repeated="1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.12" calcext:value-type="float">
            <text:p>3.12</text:p>
          </table:table-cell>
          <table:table-cell table:number-columns-repeated="1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46" calcext:value-type="float">
            <text:p>2.46</text:p>
          </table:table-cell>
          <table:table-cell table:number-columns-repeated="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4" calcext:value-type="float">
            <text:p>2.4</text:p>
          </table:table-cell>
          <table:table-cell table:number-columns-repeated="16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.69" calcext:value-type="float">
            <text:p>2.69</text:p>
          </table:table-cell>
          <table:table-cell table:number-columns-repeated="1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02" calcext:value-type="float">
            <text:p>3.02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49" calcext:value-type="float">
            <text:p>4.49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73" calcext:value-type="float">
            <text:p>4.73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91" calcext:value-type="float">
            <text:p>1.91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27" calcext:value-type="float">
            <text:p>4.27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04" calcext:value-type="float">
            <text:p>4.04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96" calcext:value-type="float">
            <text:p>1.96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32" calcext:value-type="float">
            <text:p>4.32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55" calcext:value-type="float">
            <text:p>4.55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56" calcext:value-type="float">
            <text:p>2.56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39" calcext:value-type="float">
            <text:p>4.39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71" calcext:value-type="float">
            <text:p>3.71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79" calcext:value-type="float">
            <text:p>2.79</text:p>
          </table:table-cell>
          <table:table-cell table:number-columns-repeated="1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4" calcext:value-type="float">
            <text:p>4.4</text:p>
          </table:table-cell>
          <table:table-cell table:number-columns-repeated="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63" calcext:value-type="float">
            <text:p>4.63</text:p>
          </table:table-cell>
          <table:table-cell table:number-columns-repeated="1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.06" calcext:value-type="float">
            <text:p>3.06</text:p>
          </table:table-cell>
          <table:table-cell table:number-columns-repeated="1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.1" calcext:value-type="float">
            <text:p>3.1</text:p>
          </table:table-cell>
          <table:table-cell table:number-columns-repeated="1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09" calcext:value-type="float">
            <text:p>4.09</text:p>
          </table:table-cell>
          <table:table-cell table:number-columns-repeated="1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21" calcext:value-type="float">
            <text:p>4.21</text:p>
          </table:table-cell>
          <table:table-cell table:number-columns-repeated="1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03" calcext:value-type="float">
            <text:p>4.03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39" calcext:value-type="float">
            <text:p>2.39</text:p>
          </table:table-cell>
          <table:table-cell table:number-columns-repeated="1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.96" calcext:value-type="float">
            <text:p>3.96</text:p>
          </table:table-cell>
          <table:table-cell table:number-columns-repeated="1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.62" calcext:value-type="float">
            <text:p>3.62</text:p>
          </table:table-cell>
          <table:table-cell table:number-columns-repeated="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.93" calcext:value-type="float">
            <text:p>3.93</text:p>
          </table:table-cell>
          <table:table-cell table:number-columns-repeated="16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55" calcext:value-type="float">
            <text:p>2.55</text:p>
          </table:table-cell>
          <table:table-cell table:number-columns-repeated="16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.35" calcext:value-type="float">
            <text:p>3.35</text:p>
          </table:table-cell>
          <table:table-cell table:number-columns-repeated="16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02" calcext:value-type="float">
            <text:p>3.02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21" calcext:value-type="float">
            <text:p>5.21</text:p>
          </table:table-cell>
          <table:table-cell table:number-columns-repeated="14"/>
          <table:table-cell office:value-type="float" office:value="31" calcext:value-type="float">
            <text:p>31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96" calcext:value-type="float">
            <text:p>3.96</text:p>
          </table:table-cell>
          <table:table-cell table:number-columns-repeated="14"/>
          <table:table-cell office:value-type="float" office:value="32" calcext:value-type="float">
            <text:p>32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85" calcext:value-type="float">
            <text:p>3.85</text:p>
          </table:table-cell>
          <table:table-cell table:number-columns-repeated="14"/>
          <table:table-cell office:value-type="float" office:value="96" calcext:value-type="float">
            <text:p>96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86" calcext:value-type="float">
            <text:p>3.86</text:p>
          </table:table-cell>
          <table:table-cell table:number-columns-repeated="14"/>
          <table:table-cell office:value-type="float" office:value="97" calcext:value-type="float">
            <text:p>97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29" calcext:value-type="float">
            <text:p>4.29</text:p>
          </table:table-cell>
          <table:table-cell table:number-columns-repeated="14"/>
          <table:table-cell office:value-type="float" office:value="127" calcext:value-type="float">
            <text:p>127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98" calcext:value-type="float">
            <text:p>3.98</text:p>
          </table:table-cell>
          <table:table-cell table:number-columns-repeated="14"/>
          <table:table-cell office:value-type="float" office:value="128" calcext:value-type="float">
            <text:p>128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98" calcext:value-type="float">
            <text:p>3.98</text:p>
          </table:table-cell>
          <table:table-cell table:number-columns-repeated="14"/>
          <table:table-cell office:value-type="float" office:value="129" calcext:value-type="float">
            <text:p>129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11" calcext:value-type="float">
            <text:p>4.11</text:p>
          </table:table-cell>
          <table:table-cell table:number-columns-repeated="14"/>
          <table:table-cell office:value-type="float" office:value="191" calcext:value-type="float">
            <text:p>191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06" calcext:value-type="float">
            <text:p>4.06</text:p>
          </table:table-cell>
          <table:table-cell table:number-columns-repeated="14"/>
          <table:table-cell office:value-type="float" office:value="192" calcext:value-type="float">
            <text:p>192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87" calcext:value-type="float">
            <text:p>3.87</text:p>
          </table:table-cell>
          <table:table-cell table:number-columns-repeated="14"/>
          <table:table-cell office:value-type="float" office:value="229" calcext:value-type="float">
            <text:p>229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33" calcext:value-type="float">
            <text:p>4.33</text:p>
          </table:table-cell>
          <table:table-cell table:number-columns-repeated="14"/>
          <table:table-cell office:value-type="float" office:value="255" calcext:value-type="float">
            <text:p>25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88" calcext:value-type="float">
            <text:p>3.88</text:p>
          </table:table-cell>
          <table:table-cell table:number-columns-repeated="14"/>
          <table:table-cell office:value-type="float" office:value="256" calcext:value-type="float">
            <text:p>25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08" calcext:value-type="float">
            <text:p>4.08</text:p>
          </table:table-cell>
          <table:table-cell table:number-columns-repeated="14"/>
          <table:table-cell office:value-type="float" office:value="257" calcext:value-type="float">
            <text:p>257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34" calcext:value-type="float">
            <text:p>4.34</text:p>
          </table:table-cell>
          <table:table-cell table:number-columns-repeated="14"/>
          <table:table-cell office:value-type="float" office:value="319" calcext:value-type="float">
            <text:p>319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1" calcext:value-type="float">
            <text:p>4.1</text:p>
          </table:table-cell>
          <table:table-cell table:number-columns-repeated="14"/>
          <table:table-cell office:value-type="float" office:value="320" calcext:value-type="float">
            <text:p>320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05" calcext:value-type="float">
            <text:p>4.05</text:p>
          </table:table-cell>
          <table:table-cell table:number-columns-repeated="14"/>
          <table:table-cell office:value-type="float" office:value="321" calcext:value-type="float">
            <text:p>321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03" calcext:value-type="float">
            <text:p>4.03</text:p>
          </table:table-cell>
          <table:table-cell table:number-columns-repeated="14"/>
          <table:table-cell office:value-type="float" office:value="417" calcext:value-type="float">
            <text:p>417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12" calcext:value-type="float">
            <text:p>4.12</text:p>
          </table:table-cell>
          <table:table-cell table:number-columns-repeated="14"/>
          <table:table-cell office:value-type="float" office:value="479" calcext:value-type="float">
            <text:p>479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.95" calcext:value-type="float">
            <text:p>3.95</text:p>
          </table:table-cell>
          <table:table-cell table:number-columns-repeated="14"/>
          <table:table-cell office:value-type="float" office:value="480" calcext:value-type="float">
            <text:p>480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.89" calcext:value-type="float">
            <text:p>3.89</text:p>
          </table:table-cell>
          <table:table-cell table:number-columns-repeated="14"/>
          <table:table-cell office:value-type="float" office:value="511" calcext:value-type="float">
            <text:p>511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.84" calcext:value-type="float">
            <text:p>3.84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18" calcext:value-type="float">
            <text:p>4.18</text:p>
          </table:table-cell>
          <table:table-cell table:number-columns-repeated="14"/>
          <table:table-cell office:value-type="float" office:value="639" calcext:value-type="float">
            <text:p>639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.89" calcext:value-type="float">
            <text:p>3.89</text:p>
          </table:table-cell>
          <table:table-cell/>
          <table:table-cell table:style-name="ce1" office:value-type="string" calcext:value-type="string">
            <text:p>VALUE: 92/20</text:p>
          </table:table-cell>
          <table:table-cell table:number-columns-repeated="6"/>
          <table:table-cell table:style-name="ce1" office:value-type="string" calcext:value-type="string">
            <text:p>96/20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.99" calcext:value-type="float">
            <text:p>3.99</text:p>
          </table:table-cell>
          <table:table-cell table:number-columns-repeated="14"/>
          <table:table-cell office:value-type="float" office:value="767" calcext:value-type="float">
            <text:p>767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.89" calcext:value-type="float">
            <text:p>3.89</text:p>
          </table:table-cell>
          <table:table-cell table:number-columns-repeated="14"/>
          <table:table-cell office:value-type="float" office:value="768" calcext:value-type="float">
            <text:p>768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table:number-columns-repeated="16"/>
          <table:table-cell office:value-type="float" office:value="769" calcext:value-type="float">
            <text:p>769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03" calcext:value-type="float">
            <text:p>3.03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3" calcext:value-type="float">
            <text:p>5.3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59" calcext:value-type="float">
            <text:p>4.59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33" calcext:value-type="float">
            <text:p>4.33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31" calcext:value-type="float">
            <text:p>4.31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88" calcext:value-type="float">
            <text:p>4.88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32" calcext:value-type="float">
            <text:p>4.32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5" calcext:value-type="float">
            <text:p>4.5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69" calcext:value-type="float">
            <text:p>4.69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39" calcext:value-type="float">
            <text:p>4.39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19" calcext:value-type="float">
            <text:p>4.19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71" calcext:value-type="float">
            <text:p>4.71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.21" calcext:value-type="float">
            <text:p>4.21</text:p>
          </table:table-cell>
          <table:table-cell table:number-columns-repeated="1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49" calcext:value-type="float">
            <text:p>4.49</text:p>
          </table:table-cell>
          <table:table-cell table:number-columns-repeated="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89" calcext:value-type="float">
            <text:p>4.89</text:p>
          </table:table-cell>
          <table:table-cell table:number-columns-repeated="1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49" calcext:value-type="float">
            <text:p>4.49</text:p>
          </table:table-cell>
          <table:table-cell table:number-columns-repeated="1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48" calcext:value-type="float">
            <text:p>4.48</text:p>
          </table:table-cell>
          <table:table-cell table:number-columns-repeated="1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51" calcext:value-type="float">
            <text:p>4.51</text:p>
          </table:table-cell>
          <table:table-cell table:number-columns-repeated="1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84" calcext:value-type="float">
            <text:p>4.84</text:p>
          </table:table-cell>
          <table:table-cell table:number-columns-repeated="1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44" calcext:value-type="float">
            <text:p>4.44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3" calcext:value-type="float">
            <text:p>4.3</text:p>
          </table:table-cell>
          <table:table-cell table:number-columns-repeated="1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42" calcext:value-type="float">
            <text:p>4.42</text:p>
          </table:table-cell>
          <table:table-cell table:number-columns-repeated="1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56" calcext:value-type="float">
            <text:p>4.56</text:p>
          </table:table-cell>
          <table:table-cell table:number-columns-repeated="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41" calcext:value-type="float">
            <text:p>4.41</text:p>
          </table:table-cell>
          <table:table-cell table:number-columns-repeated="16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48" calcext:value-type="float">
            <text:p>4.48</text:p>
          </table:table-cell>
          <table:table-cell table:number-columns-repeated="16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42" calcext:value-type="float">
            <text:p>4.42</text:p>
          </table:table-cell>
          <table:table-cell table:number-columns-repeated="16"/>
        </table:table-row>
        <table:table-row table:style-name="ro1">
          <table:table-cell table:formula="of:=avgb225:[.B250]" office:value-type="string" office:string-value="" calcext:value-type="error">
            <text:p>#NAME?</text:p>
          </table:table-cell>
          <table:table-cell table:formula="of:=AVERAGE([.B225:.B250])" office:value-type="float" office:value="4.46846153846154" calcext:value-type="float">
            <text:p>4.4684615385</text:p>
          </table:table-cell>
          <table:table-cell/>
          <table:table-cell table:style-name="ce1" office:value-type="string" calcext:value-type="string">
            <text:p>VALUE 88/24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03" calcext:value-type="float">
            <text:p>3.03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3" calcext:value-type="float">
            <text:p>5.3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85" calcext:value-type="float">
            <text:p>4.85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46" calcext:value-type="float">
            <text:p>4.46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27" calcext:value-type="float">
            <text:p>4.27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91" calcext:value-type="float">
            <text:p>4.91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24" calcext:value-type="float">
            <text:p>4.24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58" calcext:value-type="float">
            <text:p>4.58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8" calcext:value-type="float">
            <text:p>4.8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36" calcext:value-type="float">
            <text:p>4.36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66" calcext:value-type="float">
            <text:p>4.66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27" calcext:value-type="float">
            <text:p>4.27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.66" calcext:value-type="float">
            <text:p>4.66</text:p>
          </table:table-cell>
          <table:table-cell table:number-columns-repeated="1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38" calcext:value-type="float">
            <text:p>4.38</text:p>
          </table:table-cell>
          <table:table-cell table:number-columns-repeated="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75" calcext:value-type="float">
            <text:p>4.75</text:p>
          </table:table-cell>
          <table:table-cell table:number-columns-repeated="1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65" calcext:value-type="float">
            <text:p>4.65</text:p>
          </table:table-cell>
          <table:table-cell table:number-columns-repeated="1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72" calcext:value-type="float">
            <text:p>4.72</text:p>
          </table:table-cell>
          <table:table-cell table:number-columns-repeated="1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44" calcext:value-type="float">
            <text:p>4.44</text:p>
          </table:table-cell>
          <table:table-cell table:number-columns-repeated="1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84" calcext:value-type="float">
            <text:p>4.84</text:p>
          </table:table-cell>
          <table:table-cell table:number-columns-repeated="1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66" calcext:value-type="float">
            <text:p>4.66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02" calcext:value-type="float">
            <text:p>4.02</text:p>
          </table:table-cell>
          <table:table-cell table:number-columns-repeated="1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41" calcext:value-type="float">
            <text:p>4.41</text:p>
          </table:table-cell>
          <table:table-cell table:number-columns-repeated="1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56" calcext:value-type="float">
            <text:p>4.56</text:p>
          </table:table-cell>
          <table:table-cell table:number-columns-repeated="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54" calcext:value-type="float">
            <text:p>4.54</text:p>
          </table:table-cell>
          <table:table-cell table:number-columns-repeated="16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34" calcext:value-type="float">
            <text:p>4.34</text:p>
          </table:table-cell>
          <table:table-cell table:number-columns-repeated="16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54" calcext:value-type="float">
            <text:p>4.54</text:p>
          </table:table-cell>
          <table:table-cell/>
          <table:table-cell table:style-name="ce1" office:value-type="string" calcext:value-type="string">
            <text:p>VALUE 80/24</text:p>
          </table:table-cell>
          <table:table-cell table:number-columns-repeated="14"/>
        </table:table-row>
        <table:table-row table:style-name="ro1">
          <table:table-cell/>
          <table:table-cell table:formula="of:=AVERAGE([.B256:.B281])" office:value-type="float" office:value="4.50923076923077" calcext:value-type="float">
            <text:p>4.5092307692</text:p>
          </table:table-cell>
          <table:table-cell table:number-columns-repeated="1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VALUE 64/24</text:p>
          </table:table-cell>
          <table:table-cell table:number-columns-repeated="2"/>
          <table:table-cell table:style-name="ce1" office:value-type="string" calcext:value-type="string">
            <text:p>VALUE 64/24</text:p>
          </table:table-cell>
          <table:table-cell table:number-columns-repeated="2"/>
          <table:table-cell table:style-name="ce1" office:value-type="string" calcext:value-type="string">
            <text:p>64/48</text:p>
          </table:table-cell>
          <table:table-cell table:number-columns-repeated="2"/>
          <table:table-cell table:style-name="ce1" office:value-type="string" calcext:value-type="string">
            <text:p>64/64</text:p>
          </table:table-cell>
          <table:table-cell table:number-columns-repeated="2"/>
          <table:table-cell table:style-name="ce1" office:value-type="string" calcext:value-type="string">
            <text:p>64/64 no 3branch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03" calcext:value-type="float">
            <text:p>3.0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.03" calcext:value-type="float">
            <text:p>3.0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.03" calcext:value-type="float">
            <text:p>3.0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.05" calcext:value-type="float">
            <text:p>3.0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.29" calcext:value-type="float">
            <text:p>5.2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.33" calcext:value-type="float">
            <text:p>5.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.28" calcext:value-type="float">
            <text:p>5.2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.28" calcext:value-type="float">
            <text:p>5.2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16" calcext:value-type="float">
            <text:p>5.1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.32" calcext:value-type="float">
            <text:p>5.3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.32" calcext:value-type="float">
            <text:p>5.3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.33" calcext:value-type="float">
            <text:p>5.3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.36" calcext:value-type="float">
            <text:p>5.3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.36" calcext:value-type="float">
            <text:p>5.3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42" calcext:value-type="float">
            <text:p>4.4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.35" calcext:value-type="float">
            <text:p>4.3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.34" calcext:value-type="float">
            <text:p>4.3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.36" calcext:value-type="float">
            <text:p>4.3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.38" calcext:value-type="float">
            <text:p>4.3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.38" calcext:value-type="float">
            <text:p>4.3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4.15" calcext:value-type="float">
            <text:p>4.1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4.21" calcext:value-type="float">
            <text:p>4.2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4.23" calcext:value-type="float">
            <text:p>4.2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85" calcext:value-type="float">
            <text:p>4.8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.66" calcext:value-type="float">
            <text:p>4.6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.76" calcext:value-type="float">
            <text:p>4.7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.76" calcext:value-type="float">
            <text:p>4.7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5.15" calcext:value-type="float">
            <text:p>5.1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5.17" calcext:value-type="float">
            <text:p>5.1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.55" calcext:value-type="float">
            <text:p>4.5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.35" calcext:value-type="float">
            <text:p>5.3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.34" calcext:value-type="float">
            <text:p>5.3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.36" calcext:value-type="float">
            <text:p>5.3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.41" calcext:value-type="float">
            <text:p>5.4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4.96" calcext:value-type="float">
            <text:p>4.9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.73" calcext:value-type="float">
            <text:p>4.73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.76" calcext:value-type="float">
            <text:p>4.7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.74" calcext:value-type="float">
            <text:p>4.7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35" calcext:value-type="float">
            <text:p>4.3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.37" calcext:value-type="float">
            <text:p>4.3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.33" calcext:value-type="float">
            <text:p>4.3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.36" calcext:value-type="float">
            <text:p>4.3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.37" calcext:value-type="float">
            <text:p>4.3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.36" calcext:value-type="float">
            <text:p>4.3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5.23" calcext:value-type="float">
            <text:p>5.23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5.23" calcext:value-type="float">
            <text:p>5.23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5.27" calcext:value-type="float">
            <text:p>5.27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5.28" calcext:value-type="float">
            <text:p>5.2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81" calcext:value-type="float">
            <text:p>4.8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4.72" calcext:value-type="float">
            <text:p>4.7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4.72" calcext:value-type="float">
            <text:p>4.7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4.72" calcext:value-type="float">
            <text:p>4.7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4.76" calcext:value-type="float">
            <text:p>4.7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4.73" calcext:value-type="float">
            <text:p>4.73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5.11" calcext:value-type="float">
            <text:p>5.1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5.11" calcext:value-type="float">
            <text:p>5.1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5.16" calcext:value-type="float">
            <text:p>5.1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82" calcext:value-type="float">
            <text:p>4.82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5.11" calcext:value-type="float">
            <text:p>5.11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5.13" calcext:value-type="float">
            <text:p>5.13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5.11" calcext:value-type="float">
            <text:p>5.11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.87" calcext:value-type="float">
            <text:p>4.87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.88" calcext:value-type="float">
            <text:p>4.88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.87" calcext:value-type="float">
            <text:p>4.87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.88" calcext:value-type="float">
            <text:p>4.88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.86" calcext:value-type="float">
            <text:p>4.86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66" calcext:value-type="float">
            <text:p>4.66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4.81" calcext:value-type="float">
            <text:p>4.81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4.82" calcext:value-type="float">
            <text:p>4.82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81" calcext:value-type="float">
            <text:p>4.81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4.68" calcext:value-type="float">
            <text:p>4.68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4.68" calcext:value-type="float">
            <text:p>4.68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4.73" calcext:value-type="float">
            <text:p>4.73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4.71" calcext:value-type="float">
            <text:p>4.7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.93" calcext:value-type="float">
            <text:p>3.93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4.59" calcext:value-type="float">
            <text:p>4.59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47" calcext:value-type="float">
            <text:p>4.47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4.23" calcext:value-type="float">
            <text:p>4.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4.23" calcext:value-type="float">
            <text:p>4.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4.23" calcext:value-type="float">
            <text:p>4.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4.25" calcext:value-type="float">
            <text:p>4.25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4.22" calcext:value-type="float">
            <text:p>4.22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4.62" calcext:value-type="float">
            <text:p>4.62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22" calcext:value-type="float">
            <text:p>4.22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4.05" calcext:value-type="float">
            <text:p>4.05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4.06" calcext:value-type="float">
            <text:p>4.06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4.06" calcext:value-type="float">
            <text:p>4.06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4.05" calcext:value-type="float">
            <text:p>4.05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4.73" calcext:value-type="float">
            <text:p>4.73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4.73" calcext:value-type="float">
            <text:p>4.73</text:p>
          </table:table-cell>
          <table:table-cell/>
        </table:table-row>
        <table:table-row table:style-name="ro1">
          <table:table-cell/>
          <table:table-cell table:formula="of:=AVERAGE([.B288:.B313])" office:value-type="float" office:value="4.60961538461538" calcext:value-type="float">
            <text:p>4.6096153846</text:p>
          </table:table-cell>
          <table:table-cell table:number-columns-repeated="2"/>
          <table:table-cell table:formula="of:=AVERAGE([.E288:.E313])" office:value-type="float" office:value="4.67423076923077" calcext:value-type="float">
            <text:p>4.6742307692</text:p>
          </table:table-cell>
          <table:table-cell table:number-columns-repeated="2"/>
          <table:table-cell table:formula="of:=AVERAGE([.H288:.H313])" office:value-type="float" office:value="4.66615384615385" calcext:value-type="float">
            <text:p>4.6661538462</text:p>
          </table:table-cell>
          <table:table-cell table:number-columns-repeated="2"/>
          <table:table-cell table:formula="of:=AVERAGE([.K288:.K313])" office:value-type="float" office:value="4.68923076923077" calcext:value-type="float">
            <text:p>4.6892307692</text:p>
          </table:table-cell>
          <table:table-cell table:number-columns-repeated="2"/>
          <table:table-cell table:formula="of:=AVERAGE([.N288:.N313])" office:value-type="float" office:value="4.70846153846154" calcext:value-type="float">
            <text:p>4.7084615385</text:p>
          </table:table-cell>
          <table:table-cell table:number-columns-repeated="2"/>
          <table:table-cell table:formula="of:=AVERAGE([.Q288:.Q313])" office:value-type="float" office:value="4.68923076923077" calcext:value-type="float">
            <text:p>4.689230769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05" calcext:value-type="float">
            <text:p>3.05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2" calcext:value-type="float">
            <text:p>5.2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24" calcext:value-type="float">
            <text:p>5.24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31" calcext:value-type="float">
            <text:p>4.31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19" calcext:value-type="float">
            <text:p>4.19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64" calcext:value-type="float">
            <text:p>4.64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1" calcext:value-type="float">
            <text:p>5.1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48" calcext:value-type="float">
            <text:p>4.48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26" calcext:value-type="float">
            <text:p>5.26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87" calcext:value-type="float">
            <text:p>4.87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68" calcext:value-type="float">
            <text:p>4.68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29" calcext:value-type="float">
            <text:p>4.29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17" calcext:value-type="float">
            <text:p>5.17</text:p>
          </table:table-cell>
          <table:table-cell table:number-columns-repeated="1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64" calcext:value-type="float">
            <text:p>4.64</text:p>
          </table:table-cell>
          <table:table-cell table:number-columns-repeated="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99" calcext:value-type="float">
            <text:p>4.99</text:p>
          </table:table-cell>
          <table:table-cell table:number-columns-repeated="1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76" calcext:value-type="float">
            <text:p>4.76</text:p>
          </table:table-cell>
          <table:table-cell table:number-columns-repeated="1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7" calcext:value-type="float">
            <text:p>4.7</text:p>
          </table:table-cell>
          <table:table-cell table:number-columns-repeated="1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81" calcext:value-type="float">
            <text:p>4.81</text:p>
          </table:table-cell>
          <table:table-cell table:number-columns-repeated="1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62" calcext:value-type="float">
            <text:p>4.62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.9" calcext:value-type="float">
            <text:p>3.9</text:p>
          </table:table-cell>
          <table:table-cell table:number-columns-repeated="1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51" calcext:value-type="float">
            <text:p>4.51</text:p>
          </table:table-cell>
          <table:table-cell table:number-columns-repeated="1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14" calcext:value-type="float">
            <text:p>4.14</text:p>
          </table:table-cell>
          <table:table-cell table:number-columns-repeated="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53" calcext:value-type="float">
            <text:p>4.53</text:p>
          </table:table-cell>
          <table:table-cell table:number-columns-repeated="16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.96" calcext:value-type="float">
            <text:p>3.96</text:p>
          </table:table-cell>
          <table:table-cell table:number-columns-repeated="16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64" calcext:value-type="float">
            <text:p>4.64</text:p>
          </table:table-cell>
          <table:table-cell table:number-columns-repeated="16"/>
        </table:table-row>
        <table:table-row table:style-name="ro1">
          <table:table-cell/>
          <table:table-cell table:formula="of:=AVERAGE([.B318:.B342])" office:value-type="float" office:value="4.6652" calcext:value-type="float">
            <text:p>4.6652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6:07:52.867409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4:11:13.503495221</meta:creation-date>
    <dc:date>2015-10-08T14:27:06.486781157</dc:date>
    <meta:editing-duration>PT8M38S</meta:editing-duration>
    <meta:editing-cycles>2</meta:editing-cycles>
    <meta:generator>LibreOffice/4.2.8.2$Linux_X86_64 LibreOffice_project/420m0$Build-2</meta:generator>
    <meta:document-statistic meta:table-count="7" meta:cell-count="3317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5cm" svg:y="4.19cm" style:legend-expansion="high" chart:style-name="ch2"/>
        <chart:plot-area chart:style-name="ch3" table:cell-range-address="h_98_46.A1:h_98_46.B99" chart:data-source-has-labels="column" svg:x="0.32cm" svg:y="0.18cm" svg:width="12.505cm" svg:height="8.64cm">
          <chartooo:coordinate-region svg:x="0.764cm" svg:y="0.39cm" svg:width="12.061cm" svg:height="7.612cm"/>
          <chart:axis chart:dimension="x" chart:name="primary-x" chart:style-name="ch4" chartooo:axis-type="auto">
            <chartooo:date-scale/>
            <chart:categories table:cell-range-address="h_98_46.A1:h_98_46.A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_98_46.B1:h_98_46.B99" chart:class="chart:line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_98_46.A1:h_98_46.A99</svg:desc>
                </draw:g>
              </table:table-cell>
              <table:table-cell office:value-type="float" office:value="0.0241">
                <text:p>0.0241</text:p>
                <draw:g>
                  <svg:desc>h_98_46.B1:h_98_46.B9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.05">
                <text:p>3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929cm" svg:height="11.578cm" xlink:href=".." xlink:type="simple" chart:class="chart:line" chart:style-name="ch1">
        <chart:legend chart:legend-position="end" svg:x="22.074cm" svg:y="5.479cm" style:legend-expansion="high" chart:style-name="ch2"/>
        <chart:plot-area chart:style-name="ch3" table:cell-range-address="Sheet7.A71:Sheet7.B96" chart:data-source-has-labels="column" svg:x="0.498cm" svg:y="0.231cm" svg:width="21.078cm" svg:height="11.116cm">
          <chartooo:coordinate-region svg:x="1.231cm" svg:y="0.441cm" svg:width="20.054cm" svg:height="10.238cm"/>
          <chart:axis chart:dimension="x" chart:name="primary-x" chart:style-name="ch4" chartooo:axis-type="auto">
            <chartooo:date-scale/>
            <chart:categories table:cell-range-address="Sheet7.A71:Sheet7.A9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B71:Sheet7.B96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1">
                <text:p>30</text:p>
                <draw:g>
                  <svg:desc>Sheet7.A71:Sheet7.A96</svg:desc>
                </draw:g>
              </table:table-cell>
              <table:table-cell office:value-type="float" office:value="4.22">
                <text:p>4.22</text:p>
                <draw:g>
                  <svg:desc>Sheet7.B71:Sheet7.B96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3.34">
                <text:p>3.3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17cm" svg:height="10.71cm" xlink:href=".." xlink:type="simple" chart:class="chart:line" chart:style-name="ch1">
        <chart:legend chart:legend-position="end" svg:x="20.562cm" svg:y="5.045cm" style:legend-expansion="high" chart:style-name="ch2"/>
        <chart:plot-area chart:style-name="ch3" table:cell-range-address="Sheet7.A135:Sheet7.B160" chart:data-source-has-labels="column" svg:x="0.468cm" svg:y="0.214cm" svg:width="19.626cm" svg:height="10.282cm">
          <chartooo:coordinate-region svg:x="1.201cm" svg:y="0.424cm" svg:width="18.602cm" svg:height="9.404cm"/>
          <chart:axis chart:dimension="x" chart:name="primary-x" chart:style-name="ch4" chartooo:axis-type="auto">
            <chartooo:date-scale/>
            <chart:categories table:cell-range-address="Sheet7.A135:Sheet7.A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B135:Sheet7.B160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1">
                <text:p>30</text:p>
                <draw:g>
                  <svg:desc>Sheet7.A135:Sheet7.A160</svg:desc>
                </draw:g>
              </table:table-cell>
              <table:table-cell office:value-type="float" office:value="4.22">
                <text:p>4.22</text:p>
                <draw:g>
                  <svg:desc>Sheet7.B135:Sheet7.B160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2.69">
                <text:p>2.6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256cm" svg:height="11.451cm" xlink:href=".." xlink:type="simple" chart:class="chart:line" chart:style-name="ch1">
        <chart:legend chart:legend-position="end" svg:x="21.401cm" svg:y="5.415cm" style:legend-expansion="high" chart:style-name="ch2"/>
        <chart:plot-area chart:style-name="ch3" table:cell-range-address="Sheet7.A165:Sheet7.B190" chart:data-source-has-labels="column" svg:x="0.485cm" svg:y="0.229cm" svg:width="20.431cm" svg:height="10.993cm">
          <chartooo:coordinate-region svg:x="1.218cm" svg:y="0.439cm" svg:width="19.407cm" svg:height="10.115cm"/>
          <chart:axis chart:dimension="x" chart:name="primary-x" chart:style-name="ch4" chartooo:axis-type="auto">
            <chartooo:date-scale/>
            <chart:categories table:cell-range-address="Sheet7.A165:Sheet7.A19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B165:Sheet7.B190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1">
                <text:p>30</text:p>
                <draw:g>
                  <svg:desc>Sheet7.A165:Sheet7.A190</svg:desc>
                </draw:g>
              </table:table-cell>
              <table:table-cell office:value-type="float" office:value="3.02">
                <text:p>3.02</text:p>
                <draw:g>
                  <svg:desc>Sheet7.B165:Sheet7.B190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3.35">
                <text:p>3.3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5cm" svg:y="4.19cm" style:legend-expansion="high" chart:style-name="ch2"/>
        <chart:plot-area chart:style-name="ch3" table:cell-range-address="Sheet7.A196:Sheet7.B221" chart:data-source-has-labels="column" svg:x="0.32cm" svg:y="0.18cm" svg:width="12.505cm" svg:height="8.64cm">
          <chartooo:coordinate-region svg:x="0.764cm" svg:y="0.39cm" svg:width="11.77cm" svg:height="7.343cm"/>
          <chart:axis chart:dimension="x" chart:name="primary-x" chart:style-name="ch4" chartooo:axis-type="auto">
            <chartooo:date-scale/>
            <chart:categories table:cell-range-address="Sheet7.A196:Sheet7.A2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B196:Sheet7.B221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1">
                <text:p>30</text:p>
                <draw:g>
                  <svg:desc>Sheet7.A196:Sheet7.A221</svg:desc>
                </draw:g>
              </table:table-cell>
              <table:table-cell office:value-type="float" office:value="3.02">
                <text:p>3.02</text:p>
                <draw:g>
                  <svg:desc>Sheet7.B196:Sheet7.B221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3.89">
                <text:p>3.8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3cm" svg:y="4.19cm" style:legend-expansion="high" chart:style-name="ch2"/>
        <chart:plot-area chart:style-name="ch3" table:cell-range-address="Sheet7.Q197:Sheet7.R222" chart:data-source-has-labels="column" svg:x="0.286cm" svg:y="0.18cm" svg:width="12.472cm" svg:height="8.639cm">
          <chartooo:coordinate-region svg:x="0.73cm" svg:y="0.39cm" svg:width="11.737cm" svg:height="7.342cm"/>
          <chart:axis chart:dimension="x" chart:name="primary-x" chart:style-name="ch4" chartooo:axis-type="auto">
            <chartooo:date-scale/>
            <chart:categories table:cell-range-address="Sheet7.Q197:Sheet7.Q2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R197:Sheet7.R222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float" office:value="31">
                <text:p>30</text:p>
                <draw:g>
                  <svg:desc>Sheet7.Q197:Sheet7.Q222</svg:desc>
                </draw:g>
              </table:table-cell>
              <table:table-cell office:value-type="float" office:value="3.02">
                <text:p>3.02</text:p>
                <draw:g>
                  <svg:desc>Sheet7.R197:Sheet7.R222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3.83">
                <text:p>3.8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5cm" svg:y="4.19cm" style:legend-expansion="high" chart:style-name="ch2"/>
        <chart:plot-area chart:style-name="ch3" table:cell-range-address="Sheet7.A225:Sheet7.B250" chart:data-source-has-labels="column" svg:x="0.32cm" svg:y="0.18cm" svg:width="12.505cm" svg:height="8.64cm">
          <chartooo:coordinate-region svg:x="0.764cm" svg:y="0.39cm" svg:width="11.77cm" svg:height="7.343cm"/>
          <chart:axis chart:dimension="x" chart:name="primary-x" chart:style-name="ch4" chartooo:axis-type="auto">
            <chartooo:date-scale/>
            <chart:categories table:cell-range-address="Sheet7.A225:Sheet7.A2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B225:Sheet7.B250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1">
                <text:p>30</text:p>
                <draw:g>
                  <svg:desc>Sheet7.A225:Sheet7.A250</svg:desc>
                </draw:g>
              </table:table-cell>
              <table:table-cell office:value-type="float" office:value="3.03">
                <text:p>3.03</text:p>
                <draw:g>
                  <svg:desc>Sheet7.B225:Sheet7.B250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4.42">
                <text:p>4.4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5cm" svg:y="4.19cm" style:legend-expansion="high" chart:style-name="ch2"/>
        <chart:plot-area chart:style-name="ch3" table:cell-range-address="Sheet7.A256:Sheet7.B281" chart:data-source-has-labels="column" svg:x="0.32cm" svg:y="0.18cm" svg:width="12.505cm" svg:height="8.64cm">
          <chartooo:coordinate-region svg:x="0.764cm" svg:y="0.39cm" svg:width="11.77cm" svg:height="7.343cm"/>
          <chart:axis chart:dimension="x" chart:name="primary-x" chart:style-name="ch4" chartooo:axis-type="auto">
            <chartooo:date-scale/>
            <chart:categories table:cell-range-address="Sheet7.A256:Sheet7.A2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B256:Sheet7.B281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1">
                <text:p>30</text:p>
                <draw:g>
                  <svg:desc>Sheet7.A256:Sheet7.A281</svg:desc>
                </draw:g>
              </table:table-cell>
              <table:table-cell office:value-type="float" office:value="3.03">
                <text:p>3.03</text:p>
                <draw:g>
                  <svg:desc>Sheet7.B256:Sheet7.B281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4.54">
                <text:p>4.5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674cm" svg:height="17.386cm" xlink:href=".." xlink:type="simple" chart:class="chart:line" chart:style-name="ch1">
        <chart:legend chart:legend-position="end" svg:x="30.819cm" svg:y="8.383cm" style:legend-expansion="high" chart:style-name="ch2"/>
        <chart:plot-area chart:style-name="ch3" table:cell-range-address="h_98_46_N.A1:h_98_46_N.B83" chart:data-source-has-labels="column" svg:x="0.673cm" svg:y="0.347cm" svg:width="29.473cm" svg:height="16.692cm">
          <chartooo:coordinate-region svg:x="1.406cm" svg:y="0.557cm" svg:width="28.449cm" svg:height="15.395cm"/>
          <chart:axis chart:dimension="x" chart:name="primary-x" chart:style-name="ch4" chartooo:axis-type="auto">
            <chartooo:date-scale/>
            <chart:categories table:cell-range-address="h_98_46_N.A1:h_98_46_N.A8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_98_46_N.B1:h_98_46_N.B83" chart:class="chart:line">
            <chart:data-point chart:repeated="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_98_46_N.A1:h_98_46_N.A83</svg:desc>
                </draw:g>
              </table:table-cell>
              <table:table-cell office:value-type="float" office:value="0.00545">
                <text:p>0.00545</text:p>
                <draw:g>
                  <svg:desc>h_98_46_N.B1:h_98_46_N.B83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.1">
                <text:p>3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579cm" svg:height="11.516cm" xlink:href=".." xlink:type="simple" chart:class="chart:line" chart:style-name="ch1">
        <chart:legend chart:legend-position="end" svg:x="20.724cm" svg:y="5.448cm" style:legend-expansion="high" chart:style-name="ch2"/>
        <chart:plot-area chart:style-name="ch3" table:cell-range-address="Sheet7.A1:Sheet7.B26" chart:data-source-has-labels="column" svg:x="0.471cm" svg:y="0.23cm" svg:width="19.782cm" svg:height="11.056cm">
          <chartooo:coordinate-region svg:x="1.204cm" svg:y="0.44cm" svg:width="18.758cm" svg:height="10.178cm"/>
          <chart:axis chart:dimension="x" chart:name="primary-x" chart:style-name="ch4" chartooo:axis-type="auto">
            <chartooo:date-scale/>
            <chart:categories table:cell-range-address="Sheet7.A1:Sheet7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B1:Sheet7.B26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1">
                <text:p>30</text:p>
                <draw:g>
                  <svg:desc>Sheet7.A1:Sheet7.A26</svg:desc>
                </draw:g>
              </table:table-cell>
              <table:table-cell office:value-type="float" office:value="4.14">
                <text:p>4.14</text:p>
                <draw:g>
                  <svg:desc>Sheet7.B1:Sheet7.B26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3.03">
                <text:p>3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381cm" svg:height="11.707cm" xlink:href=".." xlink:type="simple" chart:class="chart:line" chart:style-name="ch1">
        <chart:legend chart:legend-position="end" svg:x="21.526cm" svg:y="5.543cm" style:legend-expansion="high" chart:style-name="ch2"/>
        <chart:plot-area chart:style-name="ch3" table:cell-range-address="Sheet7.A104:Sheet7.B129" chart:data-source-has-labels="column" svg:x="0.487cm" svg:y="0.234cm" svg:width="20.552cm" svg:height="11.239cm">
          <chartooo:coordinate-region svg:x="1.22cm" svg:y="0.444cm" svg:width="19.528cm" svg:height="10.361cm"/>
          <chart:axis chart:dimension="x" chart:name="primary-x" chart:style-name="ch4" chartooo:axis-type="auto">
            <chartooo:date-scale/>
            <chart:categories table:cell-range-address="Sheet7.A104:Sheet7.A1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B104:Sheet7.B129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1">
                <text:p>30</text:p>
                <draw:g>
                  <svg:desc>Sheet7.A104:Sheet7.A129</svg:desc>
                </draw:g>
              </table:table-cell>
              <table:table-cell office:value-type="float" office:value="4.14">
                <text:p>4.14</text:p>
                <draw:g>
                  <svg:desc>Sheet7.B104:Sheet7.B129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3.31">
                <text:p>3.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105cm" svg:height="9.006cm" xlink:href=".." xlink:type="simple" chart:class="chart:line" chart:style-name="ch1">
        <chart:legend chart:legend-position="end" svg:x="29.25cm" svg:y="4.193cm" style:legend-expansion="high" chart:style-name="ch2"/>
        <chart:plot-area chart:style-name="ch3" table:cell-range-address="'i-250-50'.A1:'i-250-50'.B256" chart:data-source-has-labels="column" svg:x="0.642cm" svg:y="0.18cm" svg:width="27.966cm" svg:height="8.646cm">
          <chartooo:coordinate-region svg:x="1.665cm" svg:y="0.39cm" svg:width="26.943cm" svg:height="7.481cm"/>
          <chart:axis chart:dimension="x" chart:name="primary-x" chart:style-name="ch4" chartooo:axis-type="auto">
            <chartooo:date-scale/>
            <chart:categories table:cell-range-address="'i-250-50'.A1:'i-250-50'.A2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-250-50'.B1:'i-250-50'.B256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i-250-50'.A1:'i-250-50'.A256</svg:desc>
                </draw:g>
              </table:table-cell>
              <table:table-cell office:value-type="float" office:value="41.907">
                <text:p>41.907</text:p>
                <draw:g>
                  <svg:desc>'i-250-50'.B1:'i-250-50'.B25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04.62">
                <text:p>1004.6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82.081">
                <text:p>982.0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06.65">
                <text:p>3106.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383.23">
                <text:p>2383.2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881.98">
                <text:p>4881.9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742.16">
                <text:p>3742.1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195.76">
                <text:p>5195.7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230.08">
                <text:p>4230.0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956.83">
                <text:p>5956.8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478.27">
                <text:p>4478.2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762.22">
                <text:p>5762.2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511.79">
                <text:p>5511.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768.02">
                <text:p>6768.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644.13">
                <text:p>5644.1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6206.81">
                <text:p>6206.8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062.92">
                <text:p>6062.9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335.85">
                <text:p>5335.8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6024.75">
                <text:p>6024.7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6332.08">
                <text:p>6332.0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380.98">
                <text:p>5380.9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794.54">
                <text:p>6794.5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5643.32">
                <text:p>5643.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841.26">
                <text:p>5841.2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529.84">
                <text:p>5529.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404.53">
                <text:p>6404.5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5424.53">
                <text:p>5424.5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5937.32">
                <text:p>5937.3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441.08">
                <text:p>5441.0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6638.58">
                <text:p>6638.5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704.06">
                <text:p>5704.0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5009.29">
                <text:p>5009.2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5891.93">
                <text:p>5891.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447.75">
                <text:p>6447.7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5935.99">
                <text:p>5935.9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4758.23">
                <text:p>4758.2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5619.2">
                <text:p>5619.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6698.17">
                <text:p>6698.1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5406.24">
                <text:p>5406.2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5932.19">
                <text:p>5932.1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5709.86">
                <text:p>5709.8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6451.73">
                <text:p>6451.7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5432.05">
                <text:p>5432.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207.85">
                <text:p>5207.8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5712.67">
                <text:p>5712.67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6254.74">
                <text:p>6254.7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5717.31">
                <text:p>5717.31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5791.64">
                <text:p>5791.6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5775.15">
                <text:p>5775.15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6288.4">
                <text:p>6288.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5917.71">
                <text:p>5917.7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4854.79">
                <text:p>4854.79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5486.38">
                <text:p>5486.3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393.02">
                <text:p>6393.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5655.88">
                <text:p>5655.8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5515.42">
                <text:p>5515.4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6092.18">
                <text:p>6092.1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5759.29">
                <text:p>5759.2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5589.66">
                <text:p>5589.6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5375.29">
                <text:p>5375.2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6154.45">
                <text:p>6154.45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5243.82">
                <text:p>5243.8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293.65">
                <text:p>5293.6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4794.45">
                <text:p>4794.4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5546.14">
                <text:p>5546.1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5363.57">
                <text:p>5363.57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5181.31">
                <text:p>5181.31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5039.24">
                <text:p>5039.2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5740.25">
                <text:p>5740.2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5053.64">
                <text:p>5053.6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5142.93">
                <text:p>5142.93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069.43">
                <text:p>5069.4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491.89">
                <text:p>5491.89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4644.75">
                <text:p>4644.7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4970.89">
                <text:p>4970.89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4937.24">
                <text:p>4937.2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5552.82">
                <text:p>5552.8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4910.8">
                <text:p>4910.8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5022.83">
                <text:p>5022.8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5110.22">
                <text:p>5110.2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5449.83">
                <text:p>5449.83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5056.79">
                <text:p>5056.7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125.79">
                <text:p>5125.7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4721.97">
                <text:p>4721.9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382.23">
                <text:p>4382.2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4815.24">
                <text:p>4815.24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4905.57">
                <text:p>4905.57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4906.15">
                <text:p>4906.1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4348.21">
                <text:p>4348.2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4954.76">
                <text:p>4954.76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4846.47">
                <text:p>4846.47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4808.04">
                <text:p>4808.0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257.14">
                <text:p>5257.1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4974.66">
                <text:p>4974.66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5081.64">
                <text:p>5081.64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4988.55">
                <text:p>4988.5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5117.33">
                <text:p>5117.33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5425.31">
                <text:p>5425.3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5204.76">
                <text:p>5204.7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4520.15">
                <text:p>4520.15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5252.01">
                <text:p>5252.01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4987.06">
                <text:p>4987.0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035.72">
                <text:p>5035.7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4955.65">
                <text:p>4955.65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4960.38">
                <text:p>4960.38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5174.73">
                <text:p>5174.73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5300.93">
                <text:p>5300.93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5223.44">
                <text:p>5223.44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5531.18">
                <text:p>5531.1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5094.43">
                <text:p>5094.43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5299.96">
                <text:p>5299.96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4076.34">
                <text:p>4076.3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5281.33">
                <text:p>5281.3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5470.28">
                <text:p>5470.28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5335.36">
                <text:p>5335.36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5209.94">
                <text:p>5209.94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5352.09">
                <text:p>5352.09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5095.91">
                <text:p>5095.91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4683.88">
                <text:p>4683.88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5020.27">
                <text:p>5020.27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5218.23">
                <text:p>5218.23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5213.16">
                <text:p>5213.1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231.5">
                <text:p>5231.5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5225.27">
                <text:p>5225.27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5426.58">
                <text:p>5426.5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5093.29">
                <text:p>5093.29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5195.45">
                <text:p>5195.4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5188.08">
                <text:p>5188.08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5193.62">
                <text:p>5193.62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5156.62">
                <text:p>5156.62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4841.52">
                <text:p>4841.52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5117.27">
                <text:p>5117.2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038.75">
                <text:p>5038.7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5200.34">
                <text:p>5200.34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5225.74">
                <text:p>5225.74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5225.29">
                <text:p>5225.29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5193.27">
                <text:p>5193.27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5294.86">
                <text:p>5294.86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5267.84">
                <text:p>5267.84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5153.03">
                <text:p>5153.0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5449.17">
                <text:p>5449.17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5196.71">
                <text:p>5196.7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5036.95">
                <text:p>5036.95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5084.85">
                <text:p>5084.8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5242.83">
                <text:p>5242.83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5421.98">
                <text:p>5421.98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5301.42">
                <text:p>5301.4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5113.96">
                <text:p>5113.96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5331.99">
                <text:p>5331.99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5247.22">
                <text:p>5247.22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5284.24">
                <text:p>5284.24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5266.93">
                <text:p>5266.9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5250.94">
                <text:p>5250.9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5106.88">
                <text:p>5106.88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983.03">
                <text:p>4983.03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5183.78">
                <text:p>5183.78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5453.13">
                <text:p>5453.13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5210.83">
                <text:p>5210.83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5293.17">
                <text:p>5293.17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5191.33">
                <text:p>5191.33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5249.49">
                <text:p>5249.49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5351.37">
                <text:p>5351.3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809.93">
                <text:p>4809.93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15.19">
                <text:p>4915.19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5147.47">
                <text:p>5147.47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5150.56">
                <text:p>5150.56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4865.38">
                <text:p>4865.38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4830.83">
                <text:p>4830.83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4844.12">
                <text:p>4844.12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4405.1">
                <text:p>4405.1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4895.43">
                <text:p>4895.43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4877.81">
                <text:p>4877.8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019.47">
                <text:p>5019.47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4251.76">
                <text:p>4251.76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4771.76">
                <text:p>4771.76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4590.97">
                <text:p>4590.97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4925.34">
                <text:p>4925.34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5089.76">
                <text:p>5089.76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5001.71">
                <text:p>5001.71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4979.06">
                <text:p>4979.06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5114.42">
                <text:p>5114.42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4971.56">
                <text:p>4971.5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083.45">
                <text:p>5083.45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5020.48">
                <text:p>5020.48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4919.53">
                <text:p>4919.53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4617.05">
                <text:p>4617.05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5075.65">
                <text:p>5075.65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5027.27">
                <text:p>5027.27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5204.28">
                <text:p>5204.28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4945">
                <text:p>4945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5018.22">
                <text:p>5018.22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4986.31">
                <text:p>4986.3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017.99">
                <text:p>5017.99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5128.01">
                <text:p>5128.01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4311.58">
                <text:p>4311.58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4994.84">
                <text:p>4994.84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5232.19">
                <text:p>5232.19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5001.78">
                <text:p>5001.78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5089.78">
                <text:p>5089.78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4832.2">
                <text:p>4832.2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4981.21">
                <text:p>4981.21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5033.53">
                <text:p>5033.53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588.46">
                <text:p>4588.46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4981.81">
                <text:p>4981.81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5187.62">
                <text:p>5187.62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4951.65">
                <text:p>4951.65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5134.08">
                <text:p>5134.08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5111.72">
                <text:p>5111.72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5161.98">
                <text:p>5161.98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4983.73">
                <text:p>4983.73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4987.43">
                <text:p>4987.43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5043.02">
                <text:p>5043.0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5104.65">
                <text:p>5104.65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5086.92">
                <text:p>5086.92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5148.26">
                <text:p>5148.26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5148.93">
                <text:p>5148.93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5147.46">
                <text:p>5147.46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5187.49">
                <text:p>5187.49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5187.7">
                <text:p>5187.7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5139.24">
                <text:p>5139.24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4911.05">
                <text:p>4911.05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4776.82">
                <text:p>4776.8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5118.93">
                <text:p>5118.93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5011.24">
                <text:p>5011.24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5078.14">
                <text:p>5078.14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5074.39">
                <text:p>5074.39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5069.63">
                <text:p>5069.63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4992.34">
                <text:p>4992.34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5158.2">
                <text:p>5158.2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5001.85">
                <text:p>5001.85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4953.66">
                <text:p>4953.66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4987.1">
                <text:p>4987.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913.48">
                <text:p>4913.48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4990.54">
                <text:p>4990.54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5075.74">
                <text:p>5075.74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4986.65">
                <text:p>4986.65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5154.43">
                <text:p>5154.43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4721.52">
                <text:p>4721.52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4863.85">
                <text:p>4863.85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4919.54">
                <text:p>4919.54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5120.78">
                <text:p>5120.78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5077.68">
                <text:p>5077.6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4996.49">
                <text:p>4996.49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4957.61">
                <text:p>4957.61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4995.06">
                <text:p>4995.06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4988.82">
                <text:p>4988.82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4915.69">
                <text:p>4915.69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4983.74">
                <text:p>4983.74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5072.62">
                <text:p>5072.62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4864.53">
                <text:p>4864.53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4883.5">
                <text:p>4883.5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4876.71">
                <text:p>4876.71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4953.72">
                <text:p>4953.72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4662.56">
                <text:p>4662.56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4900.91">
                <text:p>4900.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82cm" svg:height="12.751cm" xlink:href=".." xlink:type="simple" chart:class="chart:line" chart:style-name="ch1">
        <chart:legend chart:legend-position="end" svg:x="26.965cm" svg:y="6.065cm" style:legend-expansion="high" chart:style-name="ch2"/>
        <chart:plot-area chart:style-name="ch3" table:cell-range-address="'i-1k-250'.A1:'i-1k-250'.B241" chart:data-source-has-labels="column" svg:x="0.596cm" svg:y="0.255cm" svg:width="25.773cm" svg:height="12.241cm">
          <chartooo:coordinate-region svg:x="1.619cm" svg:y="0.465cm" svg:width="24.602cm" svg:height="11.076cm"/>
          <chart:axis chart:dimension="x" chart:name="primary-x" chart:style-name="ch4" chartooo:axis-type="auto">
            <chartooo:date-scale/>
            <chart:categories table:cell-range-address="'i-1k-250'.A1:'i-1k-250'.A2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-1k-250'.B1:'i-1k-250'.B241" chart:class="chart:line">
            <chart:data-point chart:repeated="2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i-1k-250'.A1:'i-1k-250'.A241</svg:desc>
                </draw:g>
              </table:table-cell>
              <table:table-cell office:value-type="float" office:value="41.9347">
                <text:p>41.9347</text:p>
                <draw:g>
                  <svg:desc>'i-1k-250'.B1:'i-1k-250'.B24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75.136">
                <text:p>975.1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70.359">
                <text:p>970.3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32.9">
                <text:p>3132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411.63">
                <text:p>2411.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773.16">
                <text:p>4773.1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89.03">
                <text:p>3589.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159.19">
                <text:p>5159.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457.13">
                <text:p>4457.1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339.27">
                <text:p>6339.2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918.78">
                <text:p>4918.7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6180.48">
                <text:p>6180.4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489.22">
                <text:p>5489.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612.87">
                <text:p>6612.8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565.56">
                <text:p>5565.5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6117.99">
                <text:p>6117.9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5907.26">
                <text:p>5907.2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982.03">
                <text:p>6982.0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6066.59">
                <text:p>6066.5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6370.45">
                <text:p>6370.4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493.82">
                <text:p>549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775.34">
                <text:p>6775.3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5657.47">
                <text:p>5657.4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920.57">
                <text:p>5920.5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609.11">
                <text:p>5609.1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541.77">
                <text:p>6541.7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5710.83">
                <text:p>5710.8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761.36">
                <text:p>5761.3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6720.54">
                <text:p>6720.5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828.31">
                <text:p>5828.3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5873.5">
                <text:p>5873.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570.24">
                <text:p>4570.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364.12">
                <text:p>6364.12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5977.15">
                <text:p>5977.1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6030.88">
                <text:p>6030.88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5826.59">
                <text:p>5826.5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6825.67">
                <text:p>6825.6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5313.61">
                <text:p>5313.6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6162.2">
                <text:p>6162.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5912.17">
                <text:p>5912.17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6744.77">
                <text:p>6744.77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5791.89">
                <text:p>5791.8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164.96">
                <text:p>6164.9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5952.39">
                <text:p>5952.3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6660.5">
                <text:p>6660.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5732.33">
                <text:p>5732.3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5736.26">
                <text:p>5736.2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5713.93">
                <text:p>5713.9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6235.95">
                <text:p>6235.9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5842.94">
                <text:p>5842.9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5370.85">
                <text:p>5370.8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5620.82">
                <text:p>5620.8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241.19">
                <text:p>6241.1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5697.59">
                <text:p>5697.59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5758.47">
                <text:p>5758.47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5674.22">
                <text:p>5674.2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6280.52">
                <text:p>6280.5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5770.91">
                <text:p>5770.91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5774.41">
                <text:p>5774.41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5555.44">
                <text:p>5555.4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6306.01">
                <text:p>6306.0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5486.38">
                <text:p>5486.3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522.58">
                <text:p>5522.58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5476.01">
                <text:p>5476.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5859.6">
                <text:p>5859.6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5419.86">
                <text:p>5419.8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5490.48">
                <text:p>5490.48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5364.13">
                <text:p>5364.1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5847.07">
                <text:p>5847.07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5430.66">
                <text:p>5430.6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5520.69">
                <text:p>5520.69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445.64">
                <text:p>5445.6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967.51">
                <text:p>5967.51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5453.94">
                <text:p>5453.9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5528.01">
                <text:p>5528.01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5413.95">
                <text:p>5413.95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5286.1">
                <text:p>5286.1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5336.43">
                <text:p>5336.4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5383.93">
                <text:p>5383.9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5212.65">
                <text:p>5212.6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5621.21">
                <text:p>5621.21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5153.41">
                <text:p>5153.4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472.82">
                <text:p>5472.8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5374.69">
                <text:p>5374.6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507.72">
                <text:p>5507.7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298.11">
                <text:p>5298.11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5358.48">
                <text:p>5358.48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5361.36">
                <text:p>5361.3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5655.18">
                <text:p>5655.18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5364.47">
                <text:p>5364.47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5389.88">
                <text:p>5389.88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5417.95">
                <text:p>5417.9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738.24">
                <text:p>5738.2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5421.44">
                <text:p>5421.4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5338.96">
                <text:p>5338.96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5320.6">
                <text:p>5320.6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5497.26">
                <text:p>5497.26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5530.34">
                <text:p>5530.34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5498.96">
                <text:p>5498.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5415.53">
                <text:p>5415.53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5680.35">
                <text:p>5680.3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5473.59">
                <text:p>5473.5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500.68">
                <text:p>5500.68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5380.32">
                <text:p>5380.3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5730.41">
                <text:p>5730.4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5399.97">
                <text:p>5399.97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5519.07">
                <text:p>5519.07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5374.84">
                <text:p>5374.84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5588.67">
                <text:p>5588.67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4799.61">
                <text:p>4799.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5372.56">
                <text:p>5372.56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5336.88">
                <text:p>5336.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5612.4">
                <text:p>5612.4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4928.84">
                <text:p>4928.84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5412.53">
                <text:p>5412.53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5463.34">
                <text:p>5463.34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5599.15">
                <text:p>5599.1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5471.68">
                <text:p>5471.68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5442.55">
                <text:p>5442.55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5469.89">
                <text:p>5469.89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5345.07">
                <text:p>5345.07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5388.62">
                <text:p>5388.6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139.01">
                <text:p>5139.0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5212.22">
                <text:p>5212.22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5612.28">
                <text:p>5612.2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5291.21">
                <text:p>5291.2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5342.31">
                <text:p>5342.3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5101.61">
                <text:p>5101.6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5505.03">
                <text:p>5505.03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5248.47">
                <text:p>5248.47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5322.4">
                <text:p>5322.4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5166.84">
                <text:p>5166.8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474.41">
                <text:p>5474.41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814.86">
                <text:p>4814.86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5173.02">
                <text:p>5173.02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5263.47">
                <text:p>5263.47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5519.1">
                <text:p>5519.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5250.52">
                <text:p>5250.52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5331.82">
                <text:p>5331.82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5255.93">
                <text:p>5255.9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5572.11">
                <text:p>5572.11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5325.7">
                <text:p>5325.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5311">
                <text:p>5311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927.26">
                <text:p>4927.26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5562.12">
                <text:p>5562.1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5291.96">
                <text:p>5291.96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979.87">
                <text:p>4979.87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5012.47">
                <text:p>5012.47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5268.03">
                <text:p>5268.03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5295.84">
                <text:p>5295.84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5331.97">
                <text:p>5331.97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5311.22">
                <text:p>5311.2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5531.91">
                <text:p>5531.91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5248.84">
                <text:p>5248.84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5367.99">
                <text:p>5367.99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5303.57">
                <text:p>5303.57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5522.22">
                <text:p>5522.22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5235.43">
                <text:p>5235.43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5177.89">
                <text:p>5177.89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5300.91">
                <text:p>5300.91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5587.76">
                <text:p>5587.76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5229.44">
                <text:p>5229.4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5244.93">
                <text:p>5244.93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5262.93">
                <text:p>5262.93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5629.81">
                <text:p>5629.81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5221.09">
                <text:p>5221.09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4988.92">
                <text:p>4988.92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4395.82">
                <text:p>4395.82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5129.12">
                <text:p>5129.12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5175.98">
                <text:p>5175.98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5220.99">
                <text:p>5220.99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5180.69">
                <text:p>5180.6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499.48">
                <text:p>5499.48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5171.51">
                <text:p>5171.51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5240.93">
                <text:p>5240.93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5081.86">
                <text:p>5081.86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5496.97">
                <text:p>5496.97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5269.46">
                <text:p>5269.46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5174.35">
                <text:p>5174.35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4656.32">
                <text:p>4656.32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5395.89">
                <text:p>5395.89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5343.32">
                <text:p>5343.3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276.68">
                <text:p>5276.68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5336.33">
                <text:p>5336.33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5462.44">
                <text:p>5462.44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5112.52">
                <text:p>5112.52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5233.61">
                <text:p>5233.61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5186.14">
                <text:p>5186.14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5298.97">
                <text:p>5298.97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4759.81">
                <text:p>4759.81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4750.34">
                <text:p>4750.34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5135.2">
                <text:p>5135.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339.61">
                <text:p>5339.61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5034.08">
                <text:p>5034.08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4964.08">
                <text:p>4964.08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4938.02">
                <text:p>4938.02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5276.2">
                <text:p>5276.2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4810.51">
                <text:p>4810.51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3920.06">
                <text:p>3920.06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3846.62">
                <text:p>3846.62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4871.82">
                <text:p>4871.82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4388.41">
                <text:p>4388.4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395.96">
                <text:p>4395.96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4567.15">
                <text:p>4567.15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4613.22">
                <text:p>4613.22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4415.71">
                <text:p>4415.71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4321.21">
                <text:p>4321.21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4358.45">
                <text:p>4358.45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4377.82">
                <text:p>4377.82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3754.64">
                <text:p>3754.64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3957.64">
                <text:p>3957.64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4221.89">
                <text:p>4221.8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256.28">
                <text:p>4256.28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4183.88">
                <text:p>4183.88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4152.3">
                <text:p>4152.3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4154.56">
                <text:p>4154.56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4360.93">
                <text:p>4360.93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3909.7">
                <text:p>3909.7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3317.11">
                <text:p>3317.11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3294.21">
                <text:p>3294.21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4047.6">
                <text:p>4047.6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3571.15">
                <text:p>3571.1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3553.17">
                <text:p>3553.17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3689.21">
                <text:p>3689.21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3896.76">
                <text:p>3896.76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3665.98">
                <text:p>3665.98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3080.43">
                <text:p>3080.43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3294.34">
                <text:p>3294.34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3510.92">
                <text:p>3510.92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3412.62">
                <text:p>3412.62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3341.82">
                <text:p>3341.82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3105.62">
                <text:p>3105.6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848.66">
                <text:p>2848.66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2879.02">
                <text:p>2879.02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3043.2">
                <text:p>3043.2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3144.61">
                <text:p>3144.61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3162.42">
                <text:p>3162.42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2991.8">
                <text:p>2991.8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2454.1">
                <text:p>2454.1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2957.22">
                <text:p>2957.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644cm" svg:height="9.006cm" xlink:href=".." xlink:type="simple" chart:class="chart:line" chart:style-name="ch1">
        <chart:legend chart:legend-position="end" svg:x="24.789cm" svg:y="4.193cm" style:legend-expansion="high" chart:style-name="ch2"/>
        <chart:plot-area chart:style-name="ch3" table:cell-range-address="'h-200-50'.A1:'h-200-50'.B246" chart:data-source-has-labels="column" svg:x="0.552cm" svg:y="0.18cm" svg:width="23.685cm" svg:height="8.646cm">
          <chartooo:coordinate-region svg:x="0.996cm" svg:y="0.391cm" svg:width="23.094cm" svg:height="7.48cm"/>
          <chart:axis chart:dimension="x" chart:name="primary-x" chart:style-name="ch4" chartooo:axis-type="auto">
            <chartooo:date-scale/>
            <chart:categories table:cell-range-address="'h-200-50'.A1:'h-200-50'.A2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-200-50'.B1:'h-200-50'.B246" chart:class="chart:line">
            <chart:data-point chart:repeated="2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h-200-50'.A1:'h-200-50'.A246</svg:desc>
                </draw:g>
              </table:table-cell>
              <table:table-cell office:value-type="float" office:value="0.0241">
                <text:p>0.0241</text:p>
                <draw:g>
                  <svg:desc>'h-200-50'.B1:'h-200-50'.B24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1.76">
                <text:p>1.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59cm" svg:height="10.679cm" xlink:href=".." xlink:type="simple" chart:class="chart:line" chart:style-name="ch1">
        <chart:legend chart:legend-position="end" svg:x="24.735cm" svg:y="5.029cm" style:legend-expansion="high" chart:style-name="ch2"/>
        <chart:plot-area chart:style-name="ch3" table:cell-range-address="'h-98-46'.A1:'h-98-46'.B253" chart:data-source-has-labels="column" svg:x="0.551cm" svg:y="0.213cm" svg:width="23.633cm" svg:height="10.253cm">
          <chartooo:coordinate-region svg:x="0.995cm" svg:y="0.423cm" svg:width="23.041cm" svg:height="9.088cm"/>
          <chart:axis chart:dimension="x" chart:name="primary-x" chart:style-name="ch4" chartooo:axis-type="auto">
            <chartooo:date-scale/>
            <chart:categories table:cell-range-address="'h-98-46'.A1:'h-98-46'.A2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-98-46'.B1:'h-98-46'.B253" chart:class="chart:line">
            <chart:data-point chart:repeated="2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h-98-46'.A1:'h-98-46'.A253</svg:desc>
                </draw:g>
              </table:table-cell>
              <table:table-cell office:value-type="float" office:value="0.0241">
                <text:p>0.0241</text:p>
                <draw:g>
                  <svg:desc>'h-98-46'.B1:'h-98-46'.B253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2.19">
                <text:p>2.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578cm" svg:height="11.384cm" xlink:href=".." xlink:type="simple" chart:class="chart:line" chart:style-name="ch1">
        <chart:legend chart:legend-position="end" svg:x="21.723cm" svg:y="5.382cm" style:legend-expansion="high" chart:style-name="ch2"/>
        <chart:plot-area chart:style-name="ch3" table:cell-range-address="Sheet7.A40:Sheet7.B65" chart:data-source-has-labels="column" svg:x="0.491cm" svg:y="0.227cm" svg:width="20.741cm" svg:height="10.93cm">
          <chartooo:coordinate-region svg:x="1.224cm" svg:y="0.437cm" svg:width="19.717cm" svg:height="10.052cm"/>
          <chart:axis chart:dimension="x" chart:name="primary-x" chart:style-name="ch4" chartooo:axis-type="auto">
            <chartooo:date-scale/>
            <chart:categories table:cell-range-address="Sheet7.A40:Sheet7.A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B40:Sheet7.B65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1">
                <text:p>30</text:p>
                <draw:g>
                  <svg:desc>Sheet7.A40:Sheet7.A65</svg:desc>
                </draw:g>
              </table:table-cell>
              <table:table-cell office:value-type="float" office:value="2.8">
                <text:p>2.8</text:p>
                <draw:g>
                  <svg:desc>Sheet7.B40:Sheet7.B65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2.75">
                <text:p>2.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